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  <manifest:file-entry manifest:full-path="Pictures/2000005D000023D2000007E65BC23EAC.wmf" manifest:media-type=""/>
  <manifest:file-entry manifest:full-path="Pictures/2000002B0000074300000172E6D5B6F6.wmf" manifest:media-type=""/>
  <manifest:file-entry manifest:full-path="Pictures/200002740000186100001407560B3F63.wmf" manifest:media-type=""/>
  <manifest:file-entry manifest:full-path="Pictures/2000001A0000051B0000017225C50E67.wmf" manifest:media-type="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textooo="http://openoffice.org/2013/office" xmlns:xforms="http://www.w3.org/2002/xforms" xmlns:xhtml="http://www.w3.org/1999/xhtml" xmlns:xlink="http://www.w3.org/1999/xlink" xmlns:xsd="http://www.w3.org/2001/XMLSchema" xmlns:xsi="http://www.w3.org/2001/XMLSchema-instance">
  <office:scripts/>
  <office:font-face-decls>
    <style:font-face style:font-charset="x-symbol" style:font-family-generic="roman" style:font-pitch="variable" style:name="Symbol" svg:font-family="Symbol"/>
    <style:font-face style:font-charset="x-symbol" style:font-family-generic="system" style:font-pitch="variable" style:name="Wingdings" svg:font-family="Wingdings"/>
    <style:font-face style:font-family-generic="roman" style:name="VDESONDE" svg:font-family="VDESONDE"/>
    <style:font-face style:font-family-generic="modern" style:font-pitch="fixed" style:name="Courier New" svg:font-family="'Courier New'"/>
    <style:font-face style:font-family-generic="roman" style:font-pitch="variable" style:name="Arial Unicode MS" svg:font-family="'Arial Unicode MS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MS Gothic" svg:font-family="'MS Gothic'"/>
    <style:font-face style:font-family-generic="system" style:font-pitch="variable" style:name="Tahoma1" svg:font-family="Tahoma"/>
  </office:font-face-decls>
  <office:automatic-styles>
    <style:style style:family="table" style:master-page-name="MP0" style:name="Tabelle1">
      <style:table-properties fo:margin-left="0cm" fo:margin-right="-0.681cm" style:page-number="auto" style:width="17.683cm" table:align="margins"/>
    </style:style>
    <style:style style:family="table-column" style:name="Tabelle1.A">
      <style:table-column-properties style:column-width="3.722cm" style:rel-column-width="13793*"/>
    </style:style>
    <style:style style:family="table-column" style:name="Tabelle1.B">
      <style:table-column-properties style:column-width="2.653cm" style:rel-column-width="9831*"/>
    </style:style>
    <style:style style:family="table-column" style:name="Tabelle1.C">
      <style:table-column-properties style:column-width="0.75cm" style:rel-column-width="2778*"/>
    </style:style>
    <style:style style:family="table-column" style:name="Tabelle1.D">
      <style:table-column-properties style:column-width="0.282cm" style:rel-column-width="1045*"/>
    </style:style>
    <style:style style:family="table-column" style:name="Tabelle1.E">
      <style:table-column-properties style:column-width="1.469cm" style:rel-column-width="5445*"/>
    </style:style>
    <style:style style:family="table-column" style:name="Tabelle1.G">
      <style:table-column-properties style:column-width="1.468cm" style:rel-column-width="5438*"/>
    </style:style>
    <style:style style:family="table-column" style:name="Tabelle1.H">
      <style:table-column-properties style:column-width="1.251cm" style:rel-column-width="4634*"/>
    </style:style>
    <style:style style:family="table-column" style:name="Tabelle1.I">
      <style:table-column-properties style:column-width="0.249cm" style:rel-column-width="921*"/>
    </style:style>
    <style:style style:family="table-column" style:name="Tabelle1.J">
      <style:table-column-properties style:column-width="0.277cm" style:rel-column-width="1026*"/>
    </style:style>
    <style:style style:family="table-column" style:name="Tabelle1.K">
      <style:table-column-properties style:column-width="0.501cm" style:rel-column-width="1856*"/>
    </style:style>
    <style:style style:family="table-column" style:name="Tabelle1.L">
      <style:table-column-properties style:column-width="1.222cm" style:rel-column-width="4530*"/>
    </style:style>
    <style:style style:family="table-column" style:name="Tabelle1.M">
      <style:table-column-properties style:column-width="1.027cm" style:rel-column-width="3804*"/>
    </style:style>
    <style:style style:family="table-column" style:name="Tabelle1.N">
      <style:table-column-properties style:column-width="2.533cm" style:rel-column-width="9389*"/>
    </style:style>
    <style:style style:family="table-row" style:name="Tabelle1.1">
      <style:table-row-properties style:row-height="3.881cm" style:use-optimal-row-height="false"/>
    </style:style>
    <style:style style:family="table-cell" style:name="Tabelle1.A1">
      <style:table-cell-properties fo:border="none" fo:padding-bottom="0cm" fo:padding-left="0.123cm" fo:padding-right="0.123cm" fo:padding-top="0cm" style:writing-mode="lr-tb"/>
    </style:style>
    <style:style style:family="table-row" style:name="Tabelle1.2">
      <style:table-row-properties style:row-height="0.071cm" style:use-optimal-row-height="false"/>
    </style:style>
    <style:style style:family="table-row" style:name="Tabelle1.3">
      <style:table-row-properties style:row-height="0.529cm" style:use-optimal-row-height="false"/>
    </style:style>
    <style:style style:family="table-cell" style:name="Tabelle1.J4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vertical-align="" style:writing-mode="lr-tb"/>
    </style:style>
    <style:style style:family="table-cell" style:name="Tabelle1.N4">
      <style:table-cell-properties fo:border-bottom="0.018cm solid #000000" fo:border-left="none" fo:border-right="0.018cm solid #000000" fo:border-top="0.018cm solid #000000" fo:padding-bottom="0cm" fo:padding-left="0.123cm" fo:padding-right="0.123cm" fo:padding-top="0cm" style:vertical-align="middle" style:writing-mode="lr-tb"/>
    </style:style>
    <style:style style:family="table-row" style:name="Tabelle1.6">
      <style:table-row-properties style:row-height="0.459cm" style:use-optimal-row-height="false"/>
    </style:style>
    <style:style style:family="table-cell" style:name="Tabelle1.A6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1.G6">
      <style:table-cell-properties fo:border-bottom="none" fo:border-left="0.018cm solid #000000" fo:border-right="none" fo:border-top="0.018cm solid #000000" fo:padding-bottom="0cm" fo:padding-left="0.123cm" fo:padding-right="0.123cm" fo:padding-top="0cm" style:writing-mode="lr-tb"/>
    </style:style>
    <style:style style:family="table-cell" style:name="Tabelle1.L6">
      <style:table-cell-properties fo:border-bottom="none" fo:border-left="none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1.A7">
      <style:table-cell-properties fo:border-bottom="none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1.G9">
      <style:table-cell-properties fo:border-bottom="none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1.K9">
      <style:table-cell-properties fo:border-bottom="none" fo:border-left="none" fo:border-right="0.018cm solid #000000" fo:border-top="none" fo:padding-bottom="0cm" fo:padding-left="0.123cm" fo:padding-right="0.123cm" fo:padding-top="0cm" style:writing-mode="lr-tb"/>
    </style:style>
    <style:style style:family="table-row" style:name="Tabelle1.14">
      <style:table-row-properties style:row-height="0.106cm" style:use-optimal-row-height="false"/>
    </style:style>
    <style:style style:family="table-cell" style:name="Tabelle1.A14">
      <style:table-cell-properties fo:border-bottom="0.018cm solid #000000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1.G14">
      <style:table-cell-properties fo:border-bottom="0.018cm solid #000000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1.K14">
      <style:table-cell-properties fo:border-bottom="0.018cm solid #000000" fo:border-left="none" fo:border-right="0.018cm solid #000000" fo:border-top="none" fo:padding-bottom="0cm" fo:padding-left="0.123cm" fo:padding-right="0.123cm" fo:padding-top="0cm" style:writing-mode="lr-tb"/>
    </style:style>
    <style:style style:family="table" style:name="Tabelle2">
      <style:table-properties fo:margin-left="0cm" style:width="17.628cm" table:align="left"/>
    </style:style>
    <style:style style:family="table-column" style:name="Tabelle2.A">
      <style:table-column-properties style:column-width="0.64cm"/>
    </style:style>
    <style:style style:family="table-column" style:name="Tabelle2.B">
      <style:table-column-properties style:column-width="2.205cm"/>
    </style:style>
    <style:style style:family="table-column" style:name="Tabelle2.C">
      <style:table-column-properties style:column-width="1.963cm"/>
    </style:style>
    <style:style style:family="table-column" style:name="Tabelle2.D">
      <style:table-column-properties style:column-width="1.145cm"/>
    </style:style>
    <style:style style:family="table-column" style:name="Tabelle2.E">
      <style:table-column-properties style:column-width="0.085cm"/>
    </style:style>
    <style:style style:family="table-column" style:name="Tabelle2.F">
      <style:table-column-properties style:column-width="0.84cm"/>
    </style:style>
    <style:style style:family="table-column" style:name="Tabelle2.G">
      <style:table-column-properties style:column-width="2.686cm"/>
    </style:style>
    <style:style style:family="table-column" style:name="Tabelle2.H">
      <style:table-column-properties style:column-width="1.797cm"/>
    </style:style>
    <style:style style:family="table-column" style:name="Tabelle2.I">
      <style:table-column-properties style:column-width="1.409cm"/>
    </style:style>
    <style:style style:family="table-column" style:name="Tabelle2.J">
      <style:table-column-properties style:column-width="1.002cm"/>
    </style:style>
    <style:style style:family="table-column" style:name="Tabelle2.K">
      <style:table-column-properties style:column-width="0.25cm"/>
    </style:style>
    <style:style style:family="table-column" style:name="Tabelle2.L">
      <style:table-column-properties style:column-width="0.55cm"/>
    </style:style>
    <style:style style:family="table-column" style:name="Tabelle2.M">
      <style:table-column-properties style:column-width="0.762cm"/>
    </style:style>
    <style:style style:family="table-column" style:name="Tabelle2.N">
      <style:table-column-properties style:column-width="1.275cm"/>
    </style:style>
    <style:style style:family="table-column" style:name="Tabelle2.O">
      <style:table-column-properties style:column-width="0.487cm"/>
    </style:style>
    <style:style style:family="table-column" style:name="Tabelle2.P">
      <style:table-column-properties style:column-width="0.531cm"/>
    </style:style>
    <style:style style:family="table-row" style:name="Tabelle2.1">
      <style:table-row-properties style:row-height="0.071cm" style:use-optimal-row-height="false"/>
    </style:style>
    <style:style style:family="table-cell" style:name="Tabelle2.A1">
      <style:table-cell-properties fo:border-bottom="0.018cm solid #000000" fo:border-left="none" fo:border-right="none" fo:border-top="none" fo:padding-bottom="0cm" fo:padding-left="0.123cm" fo:padding-right="0.123cm" fo:padding-top="0cm" style:writing-mode="lr-tb"/>
    </style:style>
    <style:style style:family="table-cell" style:name="Tabelle2.A2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2.A3">
      <style:table-cell-properties fo:border-bottom="none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2.A4">
      <style:table-cell-properties fo:border-bottom="none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2.K4">
      <style:table-cell-properties fo:border="none" fo:padding-bottom="0cm" fo:padding-left="0.123cm" fo:padding-right="0.123cm" fo:padding-top="0cm" style:writing-mode="lr-tb"/>
    </style:style>
    <style:style style:family="table-cell" style:name="Tabelle2.N4">
      <style:table-cell-properties fo:border-bottom="none" fo:border-left="none" fo:border-right="0.018cm solid #000000" fo:border-top="none" fo:padding-bottom="0cm" fo:padding-left="0.123cm" fo:padding-right="0.123cm" fo:padding-top="0cm" style:writing-mode="lr-tb"/>
    </style:style>
    <style:style style:family="table-row" style:name="Tabelle2.8">
      <style:table-row-properties fo:keep-together="always" style:keep-together="false" style:use-optimal-row-height="false"/>
    </style:style>
    <style:style style:family="table-cell" style:name="Tabelle2.L8">
      <style:table-cell-properties fo:border-bottom="none" fo:border-left="none" fo:border-right="0.018cm solid #000000" fo:border-top="none" fo:padding-bottom="0cm" fo:padding-left="0.123cm" fo:padding-right="0.123cm" fo:padding-top="0cm" style:vertical-align="middle" style:writing-mode="lr-tb"/>
    </style:style>
    <style:style style:family="table-row" style:name="Tabelle2.9">
      <style:table-row-properties fo:keep-together="always" style:keep-together="false" style:min-row-height="0.467cm" style:use-optimal-row-height="false"/>
    </style:style>
    <style:style style:family="table-row" style:name="Tabelle2.12">
      <style:table-row-properties style:min-row-height="0.572cm" style:use-optimal-row-height="false"/>
    </style:style>
    <style:style style:family="table-row" style:name="Tabelle2.13">
      <style:table-row-properties style:row-height="0.141cm" style:use-optimal-row-height="false"/>
    </style:style>
    <style:style style:family="table-cell" style:name="Tabelle2.A13">
      <style:table-cell-properties fo:border-bottom="0.018cm solid #000000" fo:border-left="none" fo:border-right="none" fo:border-top="0.018cm solid #000000" fo:padding-bottom="0cm" fo:padding-left="0.123cm" fo:padding-right="0.123cm" fo:padding-top="0cm" style:writing-mode="lr-tb"/>
    </style:style>
    <style:style style:family="table-row" style:name="Tabelle2.15">
      <style:table-row-properties style:min-row-height="0.423cm" style:use-optimal-row-height="false"/>
    </style:style>
    <style:style style:family="table-row" style:name="Tabelle2.16">
      <style:table-row-properties style:min-row-height="0.459cm" style:use-optimal-row-height="false"/>
    </style:style>
    <style:style style:family="table-row" style:name="Tabelle2.17">
      <style:table-row-properties style:min-row-height="0.67cm" style:use-optimal-row-height="false"/>
    </style:style>
    <style:style style:family="table-cell" style:name="Tabelle2.A17">
      <style:table-cell-properties fo:border-bottom="0.018cm solid #000000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2.A30">
      <style:table-cell-properties fo:border-bottom="0.018cm solid #000000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2.G30">
      <style:table-cell-properties fo:border-bottom="0.018cm solid #000000" fo:border-left="none" fo:border-right="0.018cm solid #000000" fo:border-top="none" fo:padding-bottom="0cm" fo:padding-left="0.123cm" fo:padding-right="0.123cm" fo:padding-top="0cm" style:writing-mode="lr-tb"/>
    </style:style>
    <style:style style:family="table" style:name="Tabelle3">
      <style:table-properties fo:margin-left="0cm" style:width="17.376cm" table:align="left"/>
    </style:style>
    <style:style style:family="table-column" style:name="Tabelle3.A">
      <style:table-column-properties style:column-width="2.357cm"/>
    </style:style>
    <style:style style:family="table-column" style:name="Tabelle3.B">
      <style:table-column-properties style:column-width="1.24cm"/>
    </style:style>
    <style:style style:family="table-column" style:name="Tabelle3.C">
      <style:table-column-properties style:column-width="0.743cm"/>
    </style:style>
    <style:style style:family="table-column" style:name="Tabelle3.D">
      <style:table-column-properties style:column-width="0.249cm"/>
    </style:style>
    <style:style style:family="table-column" style:name="Tabelle3.F">
      <style:table-column-properties style:column-width="0.744cm"/>
    </style:style>
    <style:style style:family="table-column" style:name="Tabelle3.G">
      <style:table-column-properties style:column-width="0.496cm"/>
    </style:style>
    <style:style style:family="table-column" style:name="Tabelle3.H">
      <style:table-column-properties style:column-width="0.497cm"/>
    </style:style>
    <style:style style:family="table-column" style:name="Tabelle3.I">
      <style:table-column-properties style:column-width="2.395cm"/>
    </style:style>
    <style:style style:family="table-column" style:name="Tabelle3.J">
      <style:table-column-properties style:column-width="0.45cm"/>
    </style:style>
    <style:style style:family="table-column" style:name="Tabelle3.K">
      <style:table-column-properties style:column-width="0.736cm"/>
    </style:style>
    <style:style style:family="table-column" style:name="Tabelle3.L">
      <style:table-column-properties style:column-width="0.522cm"/>
    </style:style>
    <style:style style:family="table-column" style:name="Tabelle3.M">
      <style:table-column-properties style:column-width="0.854cm"/>
    </style:style>
    <style:style style:family="table-column" style:name="Tabelle3.O">
      <style:table-column-properties style:column-width="0.157cm"/>
    </style:style>
    <style:style style:family="table-column" style:name="Tabelle3.P">
      <style:table-column-properties style:column-width="0.326cm"/>
    </style:style>
    <style:style style:family="table-column" style:name="Tabelle3.Q">
      <style:table-column-properties style:column-width="0.935cm"/>
    </style:style>
    <style:style style:family="table-column" style:name="Tabelle3.R">
      <style:table-column-properties style:column-width="0.21cm"/>
    </style:style>
    <style:style style:family="table-column" style:name="Tabelle3.U">
      <style:table-column-properties style:column-width="0.529cm"/>
    </style:style>
    <style:style style:family="table-column" style:name="Tabelle3.V">
      <style:table-column-properties style:column-width="0.527cm"/>
    </style:style>
    <style:style style:family="table-column" style:name="Tabelle3.W">
      <style:table-column-properties style:column-width="0.31cm"/>
    </style:style>
    <style:style style:family="table-column" style:name="Tabelle3.X">
      <style:table-column-properties style:column-width="0.878cm"/>
    </style:style>
    <style:style style:family="table-row" style:name="Tabelle3.1">
      <style:table-row-properties style:row-height="0.353cm" style:use-optimal-row-height="false"/>
    </style:style>
    <style:style style:family="table-cell" style:name="Tabelle3.A1">
      <style:table-cell-properties fo:border-bottom="none" fo:border-left="0.018cm solid #000000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Tabelle3.D1">
      <style:table-cell-properties fo:border-bottom="none" fo:border-left="none" fo:border-right="none" fo:border-top="0.018cm solid #000000" fo:padding-bottom="0cm" fo:padding-left="0.123cm" fo:padding-right="0.123cm" fo:padding-top="0cm" style:vertical-align="middle" style:writing-mode="lr-tb"/>
    </style:style>
    <style:style style:family="table-cell" style:name="Tabelle3.U1">
      <style:table-cell-properties fo:border-bottom="none" fo:border-left="none" fo:border-right="0.018cm solid #000000" fo:border-top="0.018cm solid #000000" fo:padding-bottom="0cm" fo:padding-left="0.123cm" fo:padding-right="0.123cm" fo:padding-top="0cm" style:vertical-align="middle" style:writing-mode="lr-tb"/>
    </style:style>
    <style:style style:family="table-row" style:name="Tabelle3.2">
      <style:table-row-properties style:min-row-height="0.423cm" style:use-optimal-row-height="false"/>
    </style:style>
    <style:style style:family="table-cell" style:name="Tabelle3.A2">
      <style:table-cell-properties fo:border-bottom="0.018cm solid #000000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3.M2">
      <style:table-cell-properties fo:border-bottom="0.018cm solid #000000" fo:border-left="0.018cm solid #000000" fo:border-right="none" fo:border-top="0.018cm solid #000000" fo:padding-bottom="0cm" fo:padding-left="0.123cm" fo:padding-right="0.123cm" fo:padding-top="0cm" style:writing-mode="lr-tb"/>
    </style:style>
    <style:style style:family="table-cell" style:name="Tabelle3.T2">
      <style:table-cell-properties fo:border-bottom="0.018cm solid #000000" fo:border-left="none" fo:border-right="0.018cm solid #000000" fo:border-top="0.018cm solid #000000" fo:padding-bottom="0cm" fo:padding-left="0.123cm" fo:padding-right="0.123cm" fo:padding-top="0cm" style:writing-mode="lr-tb"/>
    </style:style>
    <style:style style:family="table-row" style:name="Tabelle3.3">
      <style:table-row-properties style:row-height="0.106cm" style:use-optimal-row-height="false"/>
    </style:style>
    <style:style style:family="table-cell" style:name="Tabelle3.A3">
      <style:table-cell-properties fo:border-bottom="0.018cm solid #000000" fo:border-left="none" fo:border-right="none" fo:border-top="0.018cm solid #000000" fo:padding-bottom="0cm" fo:padding-left="0.123cm" fo:padding-right="0.123cm" fo:padding-top="0cm" style:writing-mode="lr-tb"/>
    </style:style>
    <style:style style:family="table-cell" style:name="Tabelle3.A4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3.A5">
      <style:table-cell-properties fo:border-bottom="none" fo:border-left="0.018cm solid #000000" fo:border-right="none" fo:border-top="none" fo:padding-bottom="0cm" fo:padding-left="0.123cm" fo:padding-right="0.123cm" fo:padding-top="0cm" style:writing-mode="lr-tb"/>
    </style:style>
    <style:style style:family="table-cell" style:name="Tabelle3.K5">
      <style:table-cell-properties fo:border="none" fo:padding-bottom="0cm" fo:padding-left="0.123cm" fo:padding-right="0.123cm" fo:padding-top="0cm" style:writing-mode="lr-tb"/>
    </style:style>
    <style:style style:family="table-cell" style:name="Tabelle3.V5">
      <style:table-cell-properties fo:border-bottom="none" fo:border-left="none" fo:border-right="0.018cm solid #000000" fo:border-top="none" fo:padding-bottom="0cm" fo:padding-left="0.123cm" fo:padding-right="0.123cm" fo:padding-top="0cm" style:writing-mode="lr-tb"/>
    </style:style>
    <style:style style:family="table-row" style:name="Tabelle3.6">
      <style:table-row-properties style:min-row-height="0.564cm" style:use-optimal-row-height="false"/>
    </style:style>
    <style:style style:family="table-row" style:name="Tabelle3.8">
      <style:table-row-properties fo:keep-together="always" style:keep-together="false" style:min-row-height="0.423cm" style:use-optimal-row-height="false"/>
    </style:style>
    <style:style style:family="table-cell" style:name="Tabelle3.A8">
      <style:table-cell-properties fo:border-bottom="0.018cm solid #000000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3.A9">
      <style:table-cell-properties fo:border-bottom="none" fo:border-left="0.018cm solid #000000" fo:border-right="none" fo:border-top="0.018cm solid #000000" fo:padding-bottom="0cm" fo:padding-left="0.123cm" fo:padding-right="0.123cm" fo:padding-top="0cm" style:writing-mode="lr-tb"/>
    </style:style>
    <style:style style:family="table-cell" style:name="Tabelle3.K9">
      <style:table-cell-properties fo:border-bottom="none" fo:border-left="none" fo:border-right="none" fo:border-top="0.018cm solid #000000" fo:padding-bottom="0cm" fo:padding-left="0.123cm" fo:padding-right="0.123cm" fo:padding-top="0cm" style:writing-mode="lr-tb"/>
    </style:style>
    <style:style style:family="table-cell" style:name="Tabelle3.W9">
      <style:table-cell-properties fo:border-bottom="none" fo:border-left="none" fo:border-right="0.018cm solid #000000" fo:border-top="0.018cm solid #000000" fo:padding-bottom="0cm" fo:padding-left="0.123cm" fo:padding-right="0.123cm" fo:padding-top="0cm" style:writing-mode="lr-tb"/>
    </style:style>
    <style:style style:family="table-cell" style:name="Tabelle3.A14">
      <style:table-cell-properties fo:border-bottom="none" fo:border-left="0.018cm solid #000000" fo:border-right="0.018cm solid #000000" fo:border-top="none" fo:padding-bottom="0cm" fo:padding-left="0.123cm" fo:padding-right="0.123cm" fo:padding-top="0cm" style:writing-mode="lr-tb"/>
    </style:style>
    <style:style style:family="table-cell" style:name="Tabelle3.A15">
      <style:table-cell-properties fo:border-bottom="none" fo:border-left="0.018cm solid #000000" fo:border-right="0.018cm solid #000000" fo:border-top="0.018cm solid #000000" fo:padding-bottom="0cm" fo:padding-left="0.123cm" fo:padding-right="0.123cm" fo:padding-top="0cm" style:vertical-align="middle" style:writing-mode="lr-tb"/>
    </style:style>
    <style:style style:family="table-cell" style:name="Tabelle3.A16">
      <style:table-cell-properties fo:border-bottom="0.018cm solid #000000" fo:border-left="0.018cm solid #000000" fo:border-right="none" fo:border-top="none" fo:padding-bottom="0cm" fo:padding-left="0.123cm" fo:padding-right="0.123cm" fo:padding-top="0cm" style:vertical-align="middle" style:writing-mode="lr-tb"/>
    </style:style>
    <style:style style:family="table-cell" style:name="Tabelle3.K16">
      <style:table-cell-properties fo:border-bottom="0.018cm solid #000000" fo:border-left="none" fo:border-right="none" fo:border-top="none" fo:padding-bottom="0cm" fo:padding-left="0.123cm" fo:padding-right="0.123cm" fo:padding-top="0cm" style:vertical-align="middle" style:writing-mode="lr-tb"/>
    </style:style>
    <style:style style:family="table-cell" style:name="Tabelle3.V16">
      <style:table-cell-properties fo:border-bottom="0.018cm solid #000000" fo:border-left="none" fo:border-right="0.018cm solid #000000" fo:border-top="none" fo:padding-bottom="0cm" fo:padding-left="0.123cm" fo:padding-right="0.123cm" fo:padding-top="0cm" style:vertical-align="middle" style:writing-mode="lr-tb"/>
    </style:style>
    <style:style style:family="table-cell" style:name="Tabelle3.A20">
      <style:table-cell-properties fo:border-bottom="none" fo:border-left="0.018cm solid #000000" fo:border-right="none" fo:border-top="none" fo:padding-bottom="0cm" fo:padding-left="0.123cm" fo:padding-right="0.123cm" fo:padding-top="0cm" style:vertical-align="middle" style:writing-mode="lr-tb"/>
    </style:style>
    <style:style style:family="table-cell" style:name="Tabelle3.B20">
      <style:table-cell-properties fo:border="none" fo:padding-bottom="0cm" fo:padding-left="0.123cm" fo:padding-right="0.123cm" fo:padding-top="0cm" style:vertical-align="middle" style:writing-mode="lr-tb"/>
    </style:style>
    <style:style style:family="table-cell" style:name="Tabelle3.L20">
      <style:table-cell-properties fo:border-bottom="none" fo:border-left="none" fo:border-right="0.018cm solid #000000" fo:border-top="none" fo:padding-bottom="0cm" fo:padding-left="0.123cm" fo:padding-right="0.123cm" fo:padding-top="0cm" style:vertical-align="middle" style:writing-mode="lr-tb"/>
    </style:style>
    <style:style style:family="table-cell" style:name="Tabelle3.A21">
      <style:table-cell-properties fo:border-bottom="none" fo:border-left="0.018cm solid #000000" fo:border-right="none" fo:border-top="none" fo:padding-bottom="0cm" fo:padding-left="0.123cm" fo:padding-right="0.123cm" fo:padding-top="0cm" style:vertical-align="bottom" style:writing-mode="lr-tb"/>
    </style:style>
    <style:style style:family="table-cell" style:name="Tabelle3.F21">
      <style:table-cell-properties fo:border="none" fo:padding-bottom="0cm" fo:padding-left="0.123cm" fo:padding-right="0.123cm" fo:padding-top="0cm" style:vertical-align="bottom" style:writing-mode="lr-tb"/>
    </style:style>
    <style:style style:family="table-cell" style:name="Tabelle3.I21">
      <style:table-cell-properties fo:border-bottom="none" fo:border-left="none" fo:border-right="0.018cm solid #000000" fo:border-top="none" fo:padding-bottom="0cm" fo:padding-left="0.123cm" fo:padding-right="0.123cm" fo:padding-top="0cm" style:vertical-align="bottom" style:writing-mode="lr-tb"/>
    </style:style>
    <style:style style:family="table-row" style:name="Tabelle3.27">
      <style:table-row-properties style:row-height="0.141cm" style:use-optimal-row-height="false"/>
    </style:style>
    <style:style style:family="table" style:name="Tabelle4">
      <style:table-properties fo:margin-left="-0.176cm" style:width="17.688cm" table:align="left"/>
    </style:style>
    <style:style style:family="table-column" style:name="Tabelle4.A">
      <style:table-column-properties style:column-width="17.688cm"/>
    </style:style>
    <style:style style:family="table-row" style:name="Tabelle4.1">
      <style:table-row-properties fo:keep-together="always" style:keep-together="false" style:min-row-height="1.058cm" style:use-optimal-row-height="false"/>
    </style:style>
    <style:style style:family="table-cell" style:name="Tabelle4.A1">
      <style:table-cell-properties fo:border-bottom="0.018cm solid #000000" fo:border-left="0.018cm solid #000000" fo:border-right="0.018cm solid #000000" fo:border-top="0.002cm solid #000000" fo:padding="0cm" style:vertical-align="middle" style:writing-mode="lr-tb"/>
    </style:style>
    <style:style style:family="table" style:name="Tabelle5">
      <style:table-properties fo:margin-left="-0.176cm" style:width="17.688cm" table:align="left"/>
    </style:style>
    <style:style style:family="table-column" style:name="Tabelle5.A">
      <style:table-column-properties style:column-width="17.688cm"/>
    </style:style>
    <style:style style:family="table-row" style:name="Tabelle5.1">
      <style:table-row-properties style:min-row-height="0.529cm" style:use-optimal-row-height="false"/>
    </style:style>
    <style:style style:family="table-cell" style:name="Tabelle5.A1">
      <style:table-cell-properties fo:border-bottom="0.002cm solid #000000" fo:border-left="0.018cm solid #000000" fo:border-right="0.018cm solid #000000" fo:border-top="0.002cm solid #000000" fo:padding="0cm" style:vertical-align="middle" style:writing-mode="lr-tb"/>
    </style:style>
    <style:style style:family="table" style:name="Tabelle6">
      <style:table-properties fo:margin-left="-0.176cm" style:width="17.688cm" table:align="left"/>
    </style:style>
    <style:style style:family="table-column" style:name="Tabelle6.A">
      <style:table-column-properties style:column-width="0.609cm"/>
    </style:style>
    <style:style style:family="table-column" style:name="Tabelle6.B">
      <style:table-column-properties style:column-width="1.058cm"/>
    </style:style>
    <style:style style:family="table-column" style:name="Tabelle6.C">
      <style:table-column-properties style:column-width="12.52cm"/>
    </style:style>
    <style:style style:family="table-column" style:name="Tabelle6.D">
      <style:table-column-properties style:column-width="1.752cm"/>
    </style:style>
    <style:style style:family="table-column" style:name="Tabelle6.E">
      <style:table-column-properties style:column-width="1.75cm"/>
    </style:style>
    <style:style style:family="table-row" style:name="Tabelle6.1">
      <style:table-row-properties style:min-row-height="0.529cm" style:use-optimal-row-height="false"/>
    </style:style>
    <style:style style:family="table-cell" style:name="Tabelle6.A1">
      <style:table-cell-properties fo:border-bottom="0.018cm solid #000000" fo:border-left="0.018cm solid #000000" fo:border-right="none" fo:border-top="0.018cm solid #000000" fo:padding="0cm" style:vertical-align="middle" style:writing-mode="lr-tb"/>
    </style:style>
    <style:style style:family="table-cell" style:name="Tabelle6.B1">
      <style:table-cell-properties fo:border="0.018cm solid #000000" fo:padding="0cm" style:vertical-align="middle" style:writing-mode="lr-tb"/>
    </style:style>
    <style:style style:family="table-cell" style:name="Tabelle6.C1">
      <style:table-cell-properties fo:border-bottom="0.018cm solid #000000" fo:border-left="none" fo:border-right="none" fo:border-top="0.018cm solid #000000" fo:padding="0cm" style:vertical-align="middle" style:writing-mode="lr-tb"/>
    </style:style>
    <style:style style:family="table-cell" style:name="Tabelle6.E1">
      <style:table-cell-properties fo:border-bottom="0.018cm solid #000000" fo:border-left="none" fo:border-right="0.018cm solid #000000" fo:border-top="0.018cm solid #000000" fo:padding="0cm" style:vertical-align="middle" style:writing-mode="lr-tb"/>
    </style:style>
    <style:style style:family="paragraph" style:name="P1" style:parent-style-name="Header">
      <style:paragraph-properties fo:text-align="end" style:justify-single-word="false"/>
    </style:style>
    <style:style style:family="paragraph" style:name="P2" style:parent-style-name="Footer">
      <style:paragraph-properties fo:margin-bottom="0cm" fo:margin-top="0cm"/>
    </style:style>
    <style:style style:family="paragraph" style:name="P3" style:parent-style-name="Footer">
      <style:paragraph-properties fo:margin-bottom="0cm" fo:margin-top="0cm"/>
      <style:text-properties fo:font-size="8pt" fo:font-style="normal" style:font-size-asian="8pt" style:font-style-asian="normal"/>
    </style:style>
    <style:style style:family="paragraph" style:name="P4" style:parent-style-name="Standard">
      <style:paragraph-properties fo:margin-bottom="0cm" fo:margin-top="0cm"/>
    </style:style>
    <style:style style:family="paragraph" style:name="P5" style:parent-style-name="Standard">
      <style:paragraph-properties fo:margin-bottom="0cm" fo:margin-top="0cm"/>
      <style:text-properties fo:color="#000000"/>
    </style:style>
    <style:style style:family="paragraph" style:name="P6" style:parent-style-name="Standard">
      <style:paragraph-properties fo:margin-bottom="0cm" fo:margin-top="0cm"/>
      <style:text-properties fo:color="#000000" fo:country="IT" fo:language="it"/>
    </style:style>
    <style:style style:family="paragraph" style:name="P7" style:parent-style-name="Standard">
      <style:paragraph-properties fo:margin-bottom="0cm" fo:margin-top="0cm" fo:text-align="end" style:justify-single-word="false"/>
    </style:style>
    <style:style style:family="paragraph" style:name="P8" style:parent-style-name="Standard">
      <style:paragraph-properties fo:keep-with-next="always" fo:margin-bottom="0cm" fo:margin-top="0cm"/>
    </style:style>
    <style:style style:family="paragraph" style:name="P9" style:parent-style-name="Text">
      <style:paragraph-properties fo:margin-bottom="0cm" fo:margin-top="0cm"/>
      <style:text-properties fo:color="#000000"/>
    </style:style>
    <style:style style:family="paragraph" style:name="P10" style:parent-style-name="Text">
      <style:paragraph-properties fo:margin-bottom="0.035cm" fo:margin-top="0.212cm"/>
    </style:style>
    <style:style style:family="paragraph" style:name="P11" style:parent-style-name="Standard">
      <style:text-properties fo:color="#000000"/>
    </style:style>
    <style:style style:family="paragraph" style:name="P12" style:parent-style-name="Standard">
      <style:paragraph-properties fo:text-align="end" style:justify-single-word="false"/>
      <style:text-properties fo:color="#000000"/>
    </style:style>
    <style:style style:family="paragraph" style:name="P13" style:parent-style-name="Standard">
      <style:text-properties fo:color="#000000" fo:font-weight="bold" style:font-weight-asian="bold"/>
    </style:style>
    <style:style style:family="paragraph" style:name="P14" style:parent-style-name="Standard">
      <style:paragraph-properties fo:text-align="center" style:justify-single-word="false"/>
      <style:text-properties fo:color="#000000"/>
    </style:style>
    <style:style style:family="paragraph" style:name="P15" style:parent-style-name="Standard">
      <style:text-properties fo:color="#000000" fo:font-size="12pt" fo:font-weight="bold" style:font-size-asian="12pt" style:font-weight-asian="bold"/>
    </style:style>
    <style:style style:family="paragraph" style:name="P16" style:parent-style-name="Standard">
      <style:text-properties fo:color="#000000" fo:font-size="12pt" fo:font-weight="bold" style:font-size-asian="12pt" style:font-size-complex="12pt" style:font-weight-asian="bold"/>
    </style:style>
    <style:style style:family="paragraph" style:name="P17" style:parent-style-name="Standard">
      <style:text-properties fo:color="#000000" fo:country="IT" fo:language="it"/>
    </style:style>
    <style:style style:family="paragraph" style:name="P18" style:parent-style-name="Standard">
      <style:text-properties fo:color="#000000" fo:font-size="10pt" fo:font-style="normal" style:font-size-asian="10pt" style:font-style-asian="normal"/>
    </style:style>
    <style:style style:family="paragraph" style:name="P19" style:parent-style-name="Standard">
      <style:paragraph-properties fo:text-align="center" style:justify-single-word="false"/>
      <style:text-properties fo:color="#000000" fo:font-style="normal" style:font-style-asian="normal"/>
    </style:style>
    <style:style style:family="paragraph" style:name="P20" style:parent-style-name="Standard">
      <style:text-properties fo:color="#000000" fo:font-style="normal" style:font-name-asian="Arial Unicode MS" style:font-style-asian="normal"/>
    </style:style>
    <style:style style:family="paragraph" style:name="P21" style:parent-style-name="Standard">
      <style:paragraph-properties fo:text-align="center" style:justify-single-word="false"/>
      <style:text-properties fo:color="#000000" fo:font-style="normal" style:font-name-asian="Arial Unicode MS" style:font-style-asian="normal"/>
    </style:style>
    <style:style style:family="paragraph" style:name="P22" style:parent-style-name="Standard">
      <style:paragraph-properties fo:text-align="center" style:justify-single-word="false"/>
    </style:style>
    <style:style style:family="paragraph" style:name="P23" style:parent-style-name="Standard">
      <style:paragraph-properties fo:margin-bottom="0cm" fo:margin-top="0.106cm"/>
    </style:style>
    <style:style style:family="paragraph" style:name="P24" style:parent-style-name="Standard">
      <style:paragraph-properties fo:margin-bottom="0cm" fo:margin-top="0.106cm"/>
      <style:text-properties fo:color="#000000"/>
    </style:style>
    <style:style style:family="paragraph" style:name="P25" style:parent-style-name="Standard">
      <style:paragraph-properties fo:margin-bottom="0cm" fo:margin-top="0.106cm"/>
      <style:text-properties fo:color="#000000" fo:font-weight="bold" style:font-weight-asian="bold"/>
    </style:style>
    <style:style style:family="paragraph" style:name="P26" style:parent-style-name="Standard">
      <style:paragraph-properties fo:margin-bottom="0cm" fo:margin-top="0.106cm" fo:text-align="end" style:justify-single-word="false"/>
      <style:text-properties fo:color="#000000" fo:font-style="normal" style:font-style-asian="normal"/>
    </style:style>
    <style:style style:family="paragraph" style:name="P27" style:parent-style-name="Standard">
      <style:paragraph-properties fo:margin-bottom="0cm" fo:margin-top="0.106cm" fo:text-align="end" style:justify-single-word="false"/>
    </style:style>
    <style:style style:family="paragraph" style:name="P28" style:parent-style-name="Standard">
      <style:paragraph-properties fo:margin-bottom="0cm" fo:margin-top="0.106cm">
        <style:tab-stops>
          <style:tab-stop style:position="0.212cm"/>
        </style:tab-stops>
      </style:paragraph-properties>
    </style:style>
    <style:style style:family="paragraph" style:name="P29" style:parent-style-name="Standard">
      <style:paragraph-properties fo:margin-bottom="0cm" fo:margin-top="0.106cm">
        <style:tab-stops>
          <style:tab-stop style:position="0.24cm"/>
        </style:tab-stops>
      </style:paragraph-properties>
    </style:style>
    <style:style style:family="paragraph" style:name="P30" style:parent-style-name="Standard">
      <style:paragraph-properties fo:margin-bottom="0cm" fo:margin-top="0.212cm"/>
      <style:text-properties fo:color="#000000"/>
    </style:style>
    <style:style style:family="paragraph" style:name="P31" style:parent-style-name="Standard">
      <style:paragraph-properties fo:margin-bottom="0cm" fo:margin-top="0.071cm"/>
      <style:text-properties fo:color="#000000" fo:font-weight="bold" style:font-weight-asian="bold"/>
    </style:style>
    <style:style style:family="paragraph" style:name="P32" style:parent-style-name="Standard">
      <style:paragraph-properties fo:margin-bottom="0cm" fo:margin-top="0.071cm" fo:text-align="end" style:justify-single-word="false"/>
      <style:text-properties fo:color="#000000"/>
    </style:style>
    <style:style style:family="paragraph" style:name="P33" style:parent-style-name="Text">
      <style:text-properties fo:color="#000000"/>
    </style:style>
    <style:style style:family="paragraph" style:name="P34" style:parent-style-name="Text">
      <style:text-properties fo:color="#000000" fo:font-style="italic" style:font-name="Arial" style:font-style-asian="italic"/>
    </style:style>
    <style:style style:family="paragraph" style:name="P35" style:parent-style-name="Text">
      <style:text-properties fo:color="#000000" fo:font-size="12pt" fo:font-style="italic" fo:font-weight="bold" style:font-name="Arial" style:font-size-asian="12pt" style:font-style-asian="italic" style:font-weight-asian="bold"/>
    </style:style>
    <style:style style:family="paragraph" style:name="P36" style:parent-style-name="Text">
      <style:paragraph-properties>
        <style:tab-stops>
          <style:tab-stop style:position="4.501cm"/>
        </style:tab-stops>
      </style:paragraph-properties>
    </style:style>
    <style:style style:family="paragraph" style:name="P37" style:parent-style-name="Text">
      <style:paragraph-properties>
        <style:tab-stops>
          <style:tab-stop style:position="0.24cm"/>
        </style:tab-stops>
      </style:paragraph-properties>
    </style:style>
    <style:style style:family="paragraph" style:name="P38" style:parent-style-name="TextM">
      <style:paragraph-properties fo:margin-left="-0.123cm" fo:margin-right="0cm" fo:text-indent="0cm" style:auto-text-indent="false">
        <style:tab-stops/>
      </style:paragraph-properties>
    </style:style>
    <style:style style:family="paragraph" style:name="P39" style:parent-style-name="Standard">
      <style:paragraph-properties fo:border-bottom="none" fo:border-left="none" fo:border-right="none" fo:border-top="0.026cm solid #000000" fo:padding-bottom="0cm" fo:padding-left="0cm" fo:padding-right="0cm" fo:padding-top="0.035cm" style:shadow="none"/>
      <style:text-properties fo:color="#000000"/>
    </style:style>
    <style:style style:family="paragraph" style:name="P40" style:parent-style-name="Standard">
      <style:paragraph-properties fo:margin-bottom="0.071cm" fo:margin-top="0.106cm"/>
    </style:style>
    <style:style style:family="paragraph" style:name="P41" style:parent-style-name="Standard">
      <style:paragraph-properties fo:margin-bottom="0.071cm" fo:margin-top="0.106cm"/>
      <style:text-properties fo:color="#000000" style:font-name-complex="Arial"/>
    </style:style>
    <style:style style:family="paragraph" style:name="P42" style:parent-style-name="Standard">
      <style:paragraph-properties fo:margin-bottom="0.071cm" fo:margin-left="-0.123cm" fo:margin-right="0cm" fo:margin-top="0.106cm" fo:text-indent="0.123cm" style:auto-text-indent="false">
        <style:tab-stops/>
      </style:paragraph-properties>
    </style:style>
    <style:style style:family="paragraph" style:name="P43" style:parent-style-name="Standard">
      <style:paragraph-properties fo:margin-bottom="0cm" fo:margin-left="-0.123cm" fo:margin-right="0cm" fo:margin-top="0.106cm" fo:text-indent="0.123cm" style:auto-text-indent="false">
        <style:tab-stops/>
      </style:paragraph-properties>
    </style:style>
    <style:style style:family="paragraph" style:name="P44" style:parent-style-name="Standard">
      <style:paragraph-properties fo:margin-left="0.127cm" fo:margin-right="0cm" fo:text-indent="-0.127cm" style:auto-text-indent="false">
        <style:tab-stops/>
      </style:paragraph-properties>
    </style:style>
    <style:style style:family="paragraph" style:name="P45" style:parent-style-name="Standard">
      <style:paragraph-properties fo:margin-bottom="0.212cm" fo:margin-top="0.176cm"/>
    </style:style>
    <style:style style:family="paragraph" style:name="P46" style:parent-style-name="Standard">
      <style:paragraph-properties fo:margin-bottom="0.106cm" fo:margin-top="0.176cm"/>
    </style:style>
    <style:style style:family="paragraph" style:name="P47" style:parent-style-name="Standard">
      <style:paragraph-properties fo:margin-bottom="0cm" fo:margin-left="0.25cm" fo:margin-right="0cm" fo:margin-top="0.071cm" fo:text-indent="-0.25cm" style:auto-text-indent="false">
        <style:tab-stops>
          <style:tab-stop style:position="0cm"/>
        </style:tab-stops>
      </style:paragraph-properties>
    </style:style>
    <style:style style:family="paragraph" style:name="P48" style:parent-style-name="TextM">
      <style:text-properties fo:color="#000000"/>
    </style:style>
    <style:style style:family="paragraph" style:name="P49" style:parent-style-name="TextM">
      <style:paragraph-properties fo:text-align="end" style:justify-single-word="false"/>
    </style:style>
    <style:style style:family="paragraph" style:name="P50" style:parent-style-name="Standard">
      <style:paragraph-properties fo:margin-bottom="0cm" fo:margin-left="0.212cm" fo:margin-right="0cm" fo:margin-top="0.106cm" fo:text-indent="0cm" style:auto-text-indent="false">
        <style:tab-stops/>
      </style:paragraph-properties>
      <style:text-properties fo:color="#000000"/>
    </style:style>
    <style:style style:family="paragraph" style:name="P51" style:parent-style-name="Text">
      <style:paragraph-properties fo:margin-left="0cm" fo:margin-right="0cm" fo:text-indent="0.212cm" style:auto-text-indent="false"/>
    </style:style>
    <style:style style:family="paragraph" style:name="P52" style:parent-style-name="Standard">
      <style:paragraph-properties fo:margin-bottom="0cm" fo:margin-top="0.423cm"/>
    </style:style>
    <style:style style:family="paragraph" style:name="P53" style:parent-style-name="Standard">
      <style:paragraph-properties fo:margin-bottom="0.212cm" fo:margin-top="0.106cm"/>
    </style:style>
    <style:style style:family="paragraph" style:name="P54" style:parent-style-name="Standard">
      <style:paragraph-properties fo:margin-bottom="0.071cm" fo:margin-top="0.071cm"/>
    </style:style>
    <style:style style:family="paragraph" style:name="P55" style:parent-style-name="Text">
      <style:paragraph-properties fo:margin-bottom="0cm" fo:margin-left="0cm" fo:margin-right="-0.355cm" fo:margin-top="0.071cm" fo:text-indent="-0.141cm" style:auto-text-indent="false"/>
    </style:style>
    <style:style style:family="paragraph" style:name="P56" style:parent-style-name="Text">
      <style:paragraph-properties fo:margin-left="0cm" fo:margin-right="-0.355cm" fo:text-indent="-0.141cm" style:auto-text-indent="false"/>
    </style:style>
    <style:style style:family="paragraph" style:name="P57" style:parent-style-name="Text">
      <style:paragraph-properties fo:margin-bottom="0cm" fo:margin-left="-0.141cm" fo:margin-right="-0.355cm" fo:margin-top="0.071cm" fo:text-indent="0cm" style:auto-text-indent="false">
        <style:tab-stops/>
      </style:paragraph-properties>
    </style:style>
    <style:style style:family="paragraph" style:name="P58" style:parent-style-name="Standard">
      <style:paragraph-properties fo:margin-left="-0.141cm" fo:margin-right="0cm" fo:text-indent="0cm" style:auto-text-indent="false">
        <style:tab-stops/>
      </style:paragraph-properties>
      <style:text-properties fo:color="#000000" fo:font-size="10pt" fo:font-weight="bold" style:font-size-asian="10pt" style:font-weight-asian="bold"/>
    </style:style>
    <style:style style:family="paragraph" style:name="P59" style:parent-style-name="Standard">
      <style:paragraph-properties fo:margin-left="0.43cm" fo:margin-right="0cm" fo:text-indent="0cm" style:auto-text-indent="false">
        <style:tab-stops/>
      </style:paragraph-properties>
    </style:style>
    <style:style style:family="paragraph" style:name="P60" style:parent-style-name="Text">
      <style:paragraph-properties fo:margin-bottom="0.035cm" fo:margin-top="0cm" fo:text-align="center" style:justify-single-word="false"/>
    </style:style>
    <style:style style:family="paragraph" style:name="P61" style:parent-style-name="Heading_20_1">
      <style:paragraph-properties>
        <style:tab-stops/>
      </style:paragraph-properties>
      <style:text-properties fo:color="#000000"/>
    </style:style>
    <style:style style:family="paragraph" style:name="P62" style:parent-style-name="Heading_20_1">
      <style:paragraph-properties fo:margin-bottom="0cm" fo:margin-top="0.106cm"/>
    </style:style>
    <style:style style:family="paragraph" style:name="P63" style:parent-style-name="Heading_20_1">
      <style:paragraph-properties fo:margin-bottom="0cm" fo:margin-top="0.071cm"/>
    </style:style>
    <style:style style:family="paragraph" style:master-page-name="MP1" style:name="P64" style:parent-style-name="Standard">
      <style:paragraph-properties fo:break-before="page" style:page-number="auto"/>
      <style:text-properties fo:color="#000000" fo:font-style="normal" style:font-style-asian="normal"/>
    </style:style>
    <style:style style:family="paragraph" style:name="P65" style:parent-style-name="Heading_20_3">
      <style:paragraph-properties fo:margin-bottom="0cm" fo:margin-top="0cm"/>
      <style:text-properties fo:color="#000000" fo:font-size="12pt" style:font-size-asian="12pt"/>
    </style:style>
    <style:style style:family="paragraph" style:name="P66">
      <style:paragraph-properties fo:text-align="start"/>
      <style:text-properties fo:font-size="9pt" fo:font-style="italic" fo:font-weight="normal" style:font-name="Arial" style:text-line-through-style="none" style:text-underline-style="none"/>
    </style:style>
    <style:style style:family="paragraph" style:name="P67">
      <style:paragraph-properties fo:text-align="start"/>
      <style:text-properties fo:font-size="9pt" fo:font-style="normal" fo:font-weight="normal" style:font-name="Arial" style:text-line-through-style="none" style:text-underline-style="none"/>
    </style:style>
    <style:style style:family="paragraph" style:name="P68">
      <style:paragraph-properties fo:text-align="center"/>
      <style:text-properties fo:font-size="9pt" fo:font-style="normal" fo:font-weight="normal" style:font-name="Arial" style:text-line-through-style="none" style:text-underline-style="none"/>
    </style:style>
    <style:style style:family="text" style:name="T1">
      <style:text-properties fo:font-size="8pt" fo:font-style="normal" style:font-size-asian="8pt" style:font-style-asian="normal"/>
    </style:style>
    <style:style style:family="text" style:name="T2">
      <style:text-properties fo:font-size="8pt" style:font-size-asian="8pt" style:font-size-complex="8pt"/>
    </style:style>
    <style:style style:family="text" style:name="T3">
      <style:text-properties fo:font-size="8pt" fo:font-style="italic" style:font-name="Arial" style:font-size-asian="8pt" style:font-style-asian="italic" style:text-position="super 63%"/>
    </style:style>
    <style:style style:family="text" style:name="T4">
      <style:text-properties fo:font-size="8pt" fo:font-style="italic" style:font-name="Arial" style:font-size-asian="8pt" style:font-style-asian="italic"/>
    </style:style>
    <style:style style:family="text" style:name="T5">
      <style:text-properties fo:font-style="italic" style:font-name="Arial" style:font-name-complex="Arial" style:font-size-complex="9pt" style:font-style-asian="italic"/>
    </style:style>
    <style:style style:family="text" style:name="T6">
      <style:text-properties fo:color="#000000"/>
    </style:style>
    <style:style style:family="text" style:name="T7">
      <style:text-properties fo:color="#000000" fo:font-size="12pt" fo:font-weight="bold" style:font-size-asian="12pt" style:font-weight-asian="bold"/>
    </style:style>
    <style:style style:family="text" style:name="T8">
      <style:text-properties fo:color="#000000" style:font-name="Arial"/>
    </style:style>
    <style:style style:family="text" style:name="T9">
      <style:text-properties fo:color="#000000" style:font-name="Arial" style:font-name-complex="Arial"/>
    </style:style>
    <style:style style:family="text" style:name="T10">
      <style:text-properties fo:color="#000000" fo:font-style="italic" style:font-name="Arial" style:font-style-asian="italic"/>
    </style:style>
    <style:style style:family="text" style:name="T11">
      <style:text-properties fo:color="#000000" fo:font-style="italic" style:font-name="Arial" style:font-size-complex="9pt" style:font-style-asian="italic"/>
    </style:style>
    <style:style style:family="text" style:name="T12">
      <style:text-properties fo:color="#000000" fo:font-style="italic" fo:font-weight="bold" style:font-name="Arial" style:font-style-asian="italic" style:font-weight-asian="bold"/>
    </style:style>
    <style:style style:family="text" style:name="T13">
      <style:text-properties fo:color="#000000" fo:font-style="italic" fo:font-weight="bold" style:font-name="Arial" style:font-size-complex="9pt" style:font-style-asian="italic" style:font-weight-asian="bold"/>
    </style:style>
    <style:style style:family="text" style:name="T14">
      <style:text-properties fo:color="#000000" fo:font-size="8pt" fo:font-style="italic" style:font-name="Arial" style:font-name-complex="Arial" style:font-size-asian="8pt" style:font-size-complex="8pt" style:font-style-asian="italic"/>
    </style:style>
    <style:style style:family="text" style:name="T15">
      <style:text-properties fo:color="#000000" fo:font-size="8pt" fo:font-style="italic" style:font-name="Arial" style:font-size-asian="8pt" style:font-size-complex="8pt" style:font-style-asian="italic"/>
    </style:style>
    <style:style style:family="text" style:name="T16">
      <style:text-properties fo:color="#000000" fo:font-size="8pt" style:font-size-asian="8pt"/>
    </style:style>
    <style:style style:family="text" style:name="T17">
      <style:text-properties fo:color="#000000" fo:font-size="8pt" style:font-size-asian="8pt" style:font-size-complex="8pt"/>
    </style:style>
    <style:style style:family="text" style:name="T18">
      <style:text-properties fo:color="#000000" fo:font-size="8pt" fo:font-style="normal" fo:font-weight="bold" style:font-size-asian="8pt" style:font-size-complex="8pt" style:font-style-asian="normal" style:font-weight-asian="bold"/>
    </style:style>
    <style:style style:family="text" style:name="T19">
      <style:text-properties fo:color="#000000" style:text-position="super 67%"/>
    </style:style>
    <style:style style:family="text" style:name="T20">
      <style:text-properties fo:color="#000000" fo:font-weight="bold" style:font-weight-asian="bold" style:text-position="super 67%"/>
    </style:style>
    <style:style style:family="text" style:name="T21">
      <style:text-properties fo:color="#000000" fo:font-weight="bold" style:font-size-complex="9pt" style:font-weight-asian="bold" style:text-position="super 67%"/>
    </style:style>
    <style:style style:family="text" style:name="T22">
      <style:text-properties fo:color="#000000" fo:font-weight="bold" style:font-name="Arial" style:font-name-complex="Arial" style:font-weight-asian="bold" style:text-position="super 67%"/>
    </style:style>
    <style:style style:family="text" style:name="T23">
      <style:text-properties fo:color="#000000" fo:font-style="italic" fo:font-weight="bold" style:font-name="Arial" style:font-name-complex="Arial" style:font-style-asian="italic" style:font-weight-asian="bold" style:text-position="super 67%"/>
    </style:style>
    <style:style style:family="text" style:name="T24">
      <style:text-properties fo:color="#000000" fo:font-style="italic" fo:font-weight="bold" style:font-name="Arial" style:font-name-complex="Arial" style:font-size-complex="11pt" style:font-style-asian="italic" style:font-weight-asian="bold" style:text-position="super 67%"/>
    </style:style>
    <style:style style:family="text" style:name="T25">
      <style:text-properties fo:color="#000000" fo:font-style="italic" fo:font-weight="bold" style:font-name="Arial" style:font-size-complex="9pt" style:font-style-asian="italic" style:font-weight-asian="bold" style:text-position="super 67%"/>
    </style:style>
    <style:style style:family="text" style:name="T26">
      <style:text-properties fo:color="#000000" fo:font-style="normal" style:font-style-asian="normal" style:text-position="super 67%"/>
    </style:style>
    <style:style style:family="text" style:name="T27">
      <style:text-properties fo:color="#000000" fo:font-style="normal" fo:font-weight="bold" style:font-style-asian="normal" style:font-weight-asian="bold" style:text-position="super 67%"/>
    </style:style>
    <style:style style:family="text" style:name="T28">
      <style:text-properties fo:color="#000000" style:font-name-complex="Arial"/>
    </style:style>
    <style:style style:family="text" style:name="T29">
      <style:text-properties fo:color="#000000" fo:font-style="normal" style:font-style-asian="normal"/>
    </style:style>
    <style:style style:family="text" style:name="T30">
      <style:text-properties fo:color="#000000" fo:font-style="normal" style:font-name-complex="Arial" style:font-size-complex="9pt" style:font-style-asian="normal"/>
    </style:style>
    <style:style style:family="text" style:name="T31">
      <style:text-properties fo:color="#000000" fo:font-style="normal" fo:font-weight="bold" style:font-style-asian="normal" style:font-weight-asian="bold"/>
    </style:style>
    <style:style style:family="text" style:name="T32">
      <style:text-properties fo:color="#000000" fo:font-size="6pt" style:font-size-asian="6pt"/>
    </style:style>
    <style:style style:family="text" style:name="T33">
      <style:text-properties fo:color="#000000" fo:font-size="10pt" fo:font-weight="bold" style:font-size-asian="10pt" style:font-weight-asian="bold"/>
    </style:style>
    <style:style style:family="text" style:name="T34">
      <style:text-properties fo:color="#000000" fo:font-size="11pt" style:font-size-asian="11pt"/>
    </style:style>
    <style:style style:family="text" style:name="T35">
      <style:text-properties fo:color="#000000" fo:font-weight="bold" style:font-weight-asian="bold"/>
    </style:style>
    <style:style style:family="text" style:name="T36">
      <style:text-properties fo:color="#000000" fo:font-weight="bold" style:font-name-asian="Arial Unicode MS" style:font-weight-asian="bold"/>
    </style:style>
    <style:style style:family="text" style:name="T37">
      <style:text-properties fo:color="#000000" fo:font-size="8pt" style:font-size-asian="8pt" style:text-position="super 63%"/>
    </style:style>
    <style:style style:family="text" style:name="T38">
      <style:text-properties fo:color="#000000" fo:font-size="8pt" style:font-size-asian="8pt" style:font-size-complex="8pt" style:text-position="super 63%"/>
    </style:style>
    <style:style style:family="text" style:name="T39">
      <style:text-properties fo:color="#000000" fo:font-size="8pt" fo:font-style="italic" style:font-size-asian="8pt" style:font-size-complex="8pt" style:font-style-asian="italic" style:text-position="super 63%"/>
    </style:style>
    <style:style style:family="text" style:name="T40">
      <style:text-properties fo:color="#000000" fo:font-style="normal" style:font-name="Symbol" style:font-name-asian="Symbol" style:font-name-complex="Symbol" style:font-style-asian="normal"/>
    </style:style>
    <style:style style:family="text" style:name="T41">
      <style:text-properties fo:color="#000000" fo:font-style="italic" style:font-name="Symbol" style:font-name-asian="Symbol" style:font-name-complex="Symbol" style:font-style-asian="italic"/>
    </style:style>
    <style:style style:family="text" style:name="T42">
      <style:text-properties fo:color="#000000" fo:font-style="italic" style:font-style-asian="italic"/>
    </style:style>
    <style:style style:family="text" style:name="T43">
      <style:text-properties fo:color="#000000" fo:font-style="italic" style:font-name-complex="Arial" style:font-style-asian="italic"/>
    </style:style>
    <style:style style:family="text" style:name="T44">
      <style:text-properties fo:color="#000000" fo:country="US" fo:language="en"/>
    </style:style>
    <style:style style:family="text" style:name="T45">
      <style:text-properties fo:color="#000000" style:text-line-through-mode="continuous" style:text-overline-mode="continuous" style:text-underline-color="font-color" style:text-underline-mode="continuous" style:text-underline-style="solid" style:text-underline-width="auto"/>
    </style:style>
    <style:style style:family="text" style:name="T46">
      <style:text-properties fo:color="#000000" style:font-name-asian="Arial Unicode MS"/>
    </style:style>
    <style:style style:family="graphic" style:name="fr1" style:parent-style-name="a2">
      <style:graphic-properties fo:border="none" fo:margin-left="0.25cm" fo:margin-right="0.25cm" fo:padding="0cm" style:horizontal-pos="from-left" style:horizontal-rel="page" style:number-wrapped-paragraphs="no-limit" style:shadow="none" style:vertical-pos="from-top" style:vertical-rel="page" style:wrap="parallel" style:writing-mode="lr-tb"/>
    </style:style>
    <style:style style:family="graphic" style:name="fr2" style:parent-style-name="Graphics">
      <style:graphic-properties draw:blue="0%" draw:color-inversion="false" draw:color-mode="standard" draw:contrast="0%" draw:gamma="100%" draw:green="0%" draw:image-opacity="100%" draw:luminance="0%" draw:red="0%" fo:background-color="transparent" fo:border="none" fo:clip="rect(0cm, 0cm, 0cm, 0cm)" fo:padding="0cm" style:background-transparency="100%" style:flow-with-text="false" style:horizontal-pos="from-left" style:horizontal-rel="paragraph" style:mirror="none" style:number-wrapped-paragraphs="no-limit" style:run-through="foreground" style:vertical-pos="from-top" style:vertical-rel="paragraph" style:wrap="run-through">
        <style:background-image/>
      </style:graphic-properties>
    </style:style>
    <style:style style:family="section" style:name="Sect1">
      <style:section-properties fo:margin-left="0cm" fo:margin-right="0cm" style:editable="false" style:writing-mode="lr-tb">
        <style:columns fo:column-count="1" fo:column-gap="0cm"/>
      </style:section-properties>
    </style:style>
    <style:style style:family="graphic" style:name="gr1">
      <style:graphic-properties draw:textarea-vertical-align="middle" draw:wrap-influence-on-position="once-concurrent" style:flow-with-text="false" style:horizontal-pos="from-left" style:horizontal-rel="paragraph" style:number-wrapped-paragraphs="no-limit" style:vertical-pos="from-top" style:vertical-rel="paragraph" style:wrap="run-through"/>
    </style:style>
    <style:style style:family="graphic" style:name="gr2">
      <style:graphic-properties draw:wrap-influence-on-position="once-concurrent" fo:border="none" style:flow-with-text="false" style:horizontal-pos="from-left" style:horizontal-rel="paragraph" style:vertical-pos="from-top" style:vertical-rel="paragraph"/>
    </style:style>
    <style:style style:family="graphic" style:name="gr3">
      <style:graphic-properties draw:wrap-influence-on-position="once-concurrent" fo:border="none" style:flow-with-text="false" style:horizontal-pos="from-left" style:horizontal-rel="paragraph" style:number-wrapped-paragraphs="no-limit" style:vertical-pos="from-top" style:wrap="run-through"/>
    </style:style>
    <style:style style:family="graphic" style:name="gr4">
      <style:graphic-properties draw:wrap-influence-on-position="once-concurrent" style:flow-with-text="false" style:horizontal-pos="from-left" style:horizontal-rel="paragraph" style:number-wrapped-paragraphs="no-limit" style:vertical-pos="middle" style:vertical-rel="line" style:wrap="run-through"/>
    </style:style>
  </office:automatic-styles>
  <office:body>
    <office:text text:use-soft-page-breaks="true">
      <office:forms form:apply-design-mode="false" form:automatic-focus="false">
        <form:form form:apply-filter="true" form:command-type="table" form:control-implementation="ooo:com.sun.star.form.component.Form" form:name="Form1" office:target-frame="" xlink:href="" xlink:type="simple">
          <form:checkbox form:control-implementation="ooo:com.sun.star.form.component.CheckBox" form:current-state="checked" form:id="control1" form:image-position="center" form:label="ja" form:name="cbFrequencyControlledUtilities0" xml:id="control1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2" form:image-position="center" form:label="nein" form:name="cbFrequencyControlledUtilities1" xml:id="control2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current-state="checked" form:id="control3" form:image-position="center" form:label="ja" form:name="cbPrecautionsDeclared0" xml:id="control3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checkbox form:control-implementation="ooo:com.sun.star.form.component.CheckBox" form:id="control4" form:image-position="center" form:label="nein" form:name="cbPrecautionsDeclared1" xml:id="control4">
            <form:properties>
              <form:property form:property-name="ControlTypeinMSO" office:value="0" office:value-type="float"/>
              <form:property form:property-name="DefaultControl" office:string-value="com.sun.star.form.control.CheckBox" office:value-type="string"/>
              <form:property form:property-name="ObjIDinMSO" office:value="" office:value-type="float"/>
              <form:property form:property-name="SecondaryRefValue" office:string-value="" office:value-type="string"/>
            </form:properties>
          </form:checkbox>
          <form:text form:control-implementation="ooo:com.sun.star.form.component.TextField" form:convert-empty-to-null="true" form:current-value="Musterfirma" form:id="control5" form:name="txtCompany" form:value="Musterfirma" xml:id="control5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Hauptstr. 6" form:id="control6" form:name="txtCompanyStreet" form:value="Hauptstr. 6" xml:id="control6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57578" form:id="control7" form:name="txtCompanyZip" form:value="57578" xml:id="control7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Westerwald" form:id="control8" form:name="txtCompanyStreet" form:value="Westerwald" xml:id="control8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  <form:text form:control-implementation="ooo:com.sun.star.form.component.TextField" form:convert-empty-to-null="true" form:current-value="1" form:id="control9" form:name="txtApprovalNr" form:value="1" xml:id="control9">
            <form:properties>
              <form:property form:property-name="ControlTypeinMSO" office:value="0" office:value-type="float"/>
              <form:property form:property-name="DefaultControl" office:string-value="com.sun.star.form.control.TextField" office:value-type="string"/>
              <form:property form:property-name="ObjIDinMSO" office:value="" office:value-type="float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D"/>
        <table:table-column table:style-name="Tabelle1.G"/>
        <table:table-column table:style-name="Tabelle1.H"/>
        <table:table-column table:style-name="Tabelle1.I"/>
        <table:table-column table:style-name="Tabelle1.J"/>
        <table:table-column table:style-name="Tabelle1.K"/>
        <table:table-column table:style-name="Tabelle1.L"/>
        <table:table-column table:style-name="Tabelle1.M"/>
        <table:table-column table:style-name="Tabelle1.N"/>
        <table:table-row table:style-name="Tabelle1.1">
          <table:table-cell office:value-type="string" table:number-columns-spanned="14" table:style-name="Tabelle1.A1">
            <text:p text:style-name="Standard"><draw:frame draw:name="Grafik 2" draw:style-name="fr2" draw:z-index="2" style:rel-height="scale" style:rel-width="scale" svg:height="2.614cm" svg:width="11.846cm" svg:x="0.042cm" svg:y="0.536cm" text:anchor-type="paragraph"><draw:image xlink:actuate="onLoad" xlink:href="Pictures/2000005D000023D2000007E65BC23EAC.wmf" xlink:show="embed" xlink:type="simple"/></draw:frame><draw:frame draw:name="Grafik 1" draw:style-name="fr2" draw:z-index="1" style:rel-height="scale" style:rel-width="scale" svg:height="4.023cm" svg:width="4.895cm" svg:x="12.647cm" svg:y="0cm" text:anchor-type="paragraph"><draw:image xlink:actuate="onLoad" xlink:href="Pictures/200002740000186100001407560B3F63.wmf" xlink:show="embed" xlink:type="simple"/></draw:frame><text:span text:style-name="Absatz-Standardschriftart"><text:span text:style-name="T6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2">
          <table:table-cell office:value-type="string" table:number-columns-spanned="2" table:style-name="Tabelle1.A1">
            <text:p text:style-name="P11"/>
          </table:table-cell>
          <table:covered-table-cell/>
          <table:table-cell office:value-type="string" table:number-columns-spanned="12" table:style-name="Tabelle1.A1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office:value-type="string" table:style-name="Tabelle1.A1">
            <text:p text:style-name="P23"><text:span text:style-name="Absatz-Standardschriftart"><text:span text:style-name="T7">BEFUNDSCHEIN</text:span></text:span></text:p>
          </table:table-cell>
          <table:table-cell office:value-type="string" table:number-columns-spanned="8" table:style-name="Tabelle1.A1">
            <text:p text:style-name="P30">über die Prüfung elektrischer Anlagen gemäß Vorgaben<text:line-break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1.A1">
            <text:p text:style-name="P24"/>
          </table:table-cell>
          <table:covered-table-cell/>
          <table:covered-table-cell/>
          <table:covered-table-cell/>
          <table:table-cell office:value-type="string" table:style-name="Tabelle1.A1">
            <text:p text:style-name="P27"><text:span text:style-name="Absatz-Standardschriftart"><text:span text:style-name="T6">Seite - </text:span></text:span><text:span text:style-name="Absatz-Standardschriftart"><text:span text:style-name="T6"><text:page-number text:select-page="current">1</text:page-number></text:span></text:span><text:span text:style-name="Absatz-Standardschriftart"><text:span text:style-name="T6"> -</text:span></text:span></text:p>
          </table:table-cell>
        </table:table-row>
        <table:table-row>
          <table:table-cell office:value-type="string" table:number-columns-spanned="9" table:style-name="Tabelle1.A1">
            <text:p text:style-name="P5">der Sachversicherer nach den Prüfrichtlinien VdS 2871 durch VdS-anerkannte Sachverständi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1.J4">
            <text:p text:style-name="P24">Befundschein-Nr.:</text:p>
          </table:table-cell>
          <table:covered-table-cell/>
          <table:covered-table-cell/>
          <table:covered-table-cell/>
          <table:table-cell office:value-type="string" table:style-name="Tabelle1.N4">
            <text:p text:style-name="P60"><text:bookmark-start text:name="BfNr"/><text:span text:style-name="Absatz-Standardschriftart"><text:span text:style-name="T6"><draw:control draw:control="control9" draw:style-name="gr4" draw:text-style-name="P68" draw:z-index="13" svg:height="0.401cm" svg:width="1.301cm" text:anchor-type="as-char"/></text:span></text:span><text:bookmark-end text:name="BfNr"/></text:p>
          </table:table-cell>
        </table:table-row>
        <table:table-row table:style-name="Tabelle1.2">
          <table:table-cell office:value-type="string" table:number-columns-spanned="3" table:style-name="Tabelle1.A1">
            <text:p text:style-name="P11"/>
          </table:table-cell>
          <table:covered-table-cell/>
          <table:covered-table-cell/>
          <table:table-cell office:value-type="string" table:style-name="Tabelle1.A1">
            <text:p text:style-name="P11"/>
          </table:table-cell>
          <table:table-cell office:value-type="string" table:number-columns-spanned="3" table:style-name="Tabelle1.A1">
            <text:p text:style-name="P11"/>
          </table:table-cell>
          <table:covered-table-cell/>
          <table:covered-table-cell/>
          <table:table-cell office:value-type="string" table:number-columns-spanned="7" table:style-name="Tabelle1.A1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6">
          <table:table-cell office:value-type="string" table:number-columns-spanned="5" table:style-name="Tabelle1.A6">
            <text:p text:style-name="P31">Versicherungsnehmer (VN)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5" table:style-name="Tabelle1.G6">
            <text:p text:style-name="P25">Risikoanschrift: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elle1.L6">
            <text:p text:style-name="P33"/>
          </table:table-cell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draw:control draw:control="control5" draw:style-name="gr2" draw:text-style-name="P67" draw:z-index="9" svg:height="0.401cm" svg:width="8cm" svg:x="0cm" svg:y="0cm" text:anchor-type="paragraph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3"/>
          </table:table-cell>
          <table:table-cell office:value-type="string" table:number-columns-spanned="8" table:style-name="Tabelle1.A7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Standard"><text:span text:style-name="Absatz-Standardschriftart"><text:span text:style-name="T9"><draw:control draw:control="control6" draw:style-name="gr3" draw:text-style-name="P67" draw:z-index="10" svg:height="0.401cm" svg:width="8cm" svg:y="-0.476cm" text:anchor-type="as-char"/></text:span></text:span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3"/>
          </table:table-cell>
          <table:table-cell office:value-type="string" table:number-columns-spanned="8" table:style-name="Tabelle1.A7">
            <text:p text:style-name="Text"><text:bookmark-start text:name="RA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RA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Standard"><text:bookmark-start text:name="VN3"/><text:span text:style-name="Absatz-Standardschriftart"><text:span text:style-name="T9"><draw:control draw:control="control7" draw:style-name="gr3" draw:text-style-name="P67" draw:z-index="11" svg:height="0.401cm" svg:width="1.25cm" svg:y="-0.476cm" text:anchor-type="as-char"/></text:span></text:span><text:bookmark-end text:name="VN3"/><text:span text:style-name="Absatz-Standardschriftart"><text:span text:style-name="T9"><draw:control draw:control="control8" draw:style-name="gr3" draw:text-style-name="P67" draw:z-index="12" svg:height="0.401cm" svg:width="6.751cm" svg:y="-0.476cm" text:anchor-type="as-char"/></text:span></text:span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Begleiter vom VN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BegVN"/><text:span text:style-name="Absatz-Standardschriftart"><text:span text:style-name="T9"><text:s/></text:span></text:span><text:bookmark-end text:name="BegVN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bookmark-start text:name="VN4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4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Sachverständiger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SA"/><text:span text:style-name="Absatz-Standardschriftart"><text:span text:style-name="T9">Dipl. Ing. Gebhard Pfeifer</text:span></text:span><text:bookmark-end text:name="SA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VdS-Anerk.-Nr.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ESNr"/><text:span text:style-name="Absatz-Standardschriftart"><text:span text:style-name="T9">20061</text:span></text:span><text:bookmark-end text:name="ESNr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bookmark-start text:name="VN6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6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4" table:style-name="Tabelle1.G9">
            <text:p text:style-name="P24">Datum der Prüfung:</text:p>
          </table:table-cell>
          <table:covered-table-cell/>
          <table:covered-table-cell/>
          <table:covered-table-cell/>
          <table:table-cell office:value-type="string" table:number-columns-spanned="4" table:style-name="Tabelle1.K9">
            <text:p text:style-name="Text"><text:bookmark-start text:name="PrDatum"/><text:span text:style-name="Absatz-Standardschriftart"><text:span text:style-name="T9">26.04.17</text:span></text:span><text:bookmark-end text:name="PrDatum"/></text:p>
          </table:table-cell>
          <table:covered-table-cell/>
          <table:covered-table-cell/>
          <table:covered-table-cell/>
        </table:table-row>
        <table:table-row table:style-name="Tabelle1.3">
          <table:table-cell office:value-type="string" table:number-columns-spanned="5" table:style-name="Tabelle1.A7">
            <text:p text:style-name="Text"><text:bookmark-start text:name="VN7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VN7"/></text:p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32"/>
          </table:table-cell>
          <table:table-cell office:value-type="string" table:number-columns-spanned="2" table:style-name="Tabelle1.G9">
            <text:p text:style-name="P24">Prüfungsdauer:</text:p>
          </table:table-cell>
          <table:covered-table-cell/>
          <table:table-cell office:value-type="string" table:number-columns-spanned="4" table:style-name="Tabelle1.A1">
            <text:p text:style-name="P38"><text:bookmark-start text:name="PrDauer"/><text:span text:style-name="Absatz-Standardschriftart"><text:span text:style-name="T6">8</text:span></text:span><text:bookmark-end text:name="PrDauer"/></text:p>
          </table:table-cell>
          <table:covered-table-cell/>
          <table:covered-table-cell/>
          <table:covered-table-cell/>
          <table:table-cell office:value-type="string" table:number-columns-spanned="2" table:style-name="Tabelle1.K9">
            <text:p text:style-name="P23"><text:span text:style-name="Absatz-Standardschriftart"><text:span text:style-name="T6">Std. <text:s/></text:span></text:span><text:span text:style-name="Absatz-Standardschriftart"><text:span text:style-name="T16">(reine Prüfzeit)</text:span></text:span></text:p>
          </table:table-cell>
          <table:covered-table-cell/>
        </table:table-row>
        <table:table-row table:style-name="Tabelle1.14">
          <table:table-cell office:value-type="string" table:number-columns-spanned="5" table:style-name="Tabelle1.A14">
            <text:p text:style-name="P11"/>
          </table:table-cell>
          <table:covered-table-cell/>
          <table:covered-table-cell/>
          <table:covered-table-cell/>
          <table:covered-table-cell/>
          <table:table-cell office:value-type="string" table:style-name="Tabelle1.A1">
            <text:p text:style-name="P12"/>
          </table:table-cell>
          <table:table-cell office:value-type="string" table:number-columns-spanned="4" table:style-name="Tabelle1.G14">
            <text:p text:style-name="P12"/>
          </table:table-cell>
          <table:covered-table-cell/>
          <table:covered-table-cell/>
          <table:covered-table-cell/>
          <table:table-cell office:value-type="string" table:number-columns-spanned="4" table:style-name="Tabelle1.K14">
            <text:p text:style-name="P11"/>
          </table:table-cell>
          <table:covered-table-cell/>
          <table:covered-table-cell/>
          <table:covered-table-cell/>
        </table:table-row>
      </table:table>
      <text:p text:style-name="Standard"><draw:frame draw:name="Rahmen1" draw:style-name="fr1" draw:z-index="0" svg:height="0.199cm" svg:width="0.501cm" svg:x="0.051cm" svg:y="10.504cm" text:anchor-type="paragraph"><draw:text-box><text:p text:style-name="P39"/></draw:text-box></draw:frame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row table:style-name="Tabelle2.1">
          <table:table-cell office:value-type="string" table:number-columns-spanned="15" table:style-name="Tabelle2.A1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1"/>
          </table:table-cell>
        </table:table-row>
        <table:table-row>
          <table:table-cell office:value-type="string" table:number-columns-spanned="16" table:style-name="Tabelle2.A2">
            <text:p text:style-name="P8"><text:span text:style-name="Absatz-Standardschriftart"><text:span text:style-name="T7">Art des Betriebes oder der Anlage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3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0" table:style-name="Tabelle2.A4">
            <text:p text:style-name="P41">Sind frequenzgesteuerte Betriebsmittel (z.B. Motoren) in der elektrischen Anlage installiert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style-name="Tabelle2.K4">
            <text:p text:style-name="P42"><draw:control draw:control="control1" draw:style-name="gr1" draw:text-style-name="P66" draw:z-index="5" svg:height="0.451cm" svg:width="1.151cm" svg:x="0.062cm" svg:y="0.034cm" text:anchor-type="paragraph"/><text:span text:style-name="Absatz-Standardschriftart"><text:span text:style-name="T6"> </text:span></text:span></text:p>
          </table:table-cell>
          <table:covered-table-cell/>
          <table:covered-table-cell/>
          <table:table-cell office:value-type="string" table:number-columns-spanned="3" table:style-name="Tabelle2.N4">
            <text:p text:style-name="P40"><draw:control draw:control="control2" draw:style-name="gr1" draw:text-style-name="P66" draw:z-index="6" svg:height="0.451cm" svg:width="1.151cm" svg:x="0.014cm" svg:y="0.09cm" text:anchor-type="paragraph"/><text:bookmark text:name="freq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office:value-type="string" table:number-columns-spanned="10" table:style-name="Tabelle2.A4">
            <text:p text:style-name="P23"><text:span text:style-name="Absatz-Standardschriftart"><text:span text:style-name="T6">Sind Bereiche</text:span></text:span><text:span text:style-name="Absatz-Standardschriftart"><text:span text:style-name="T20">1</text:span></text:span><text:span text:style-name="Absatz-Standardschriftart"><text:span text:style-name="T6">, die besondere Schutzmaßnahmen erfordern, durch den Betreiber ausgewiesen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style-name="Tabelle2.K4">
            <text:p text:style-name="P43"><draw:control draw:control="control3" draw:style-name="gr1" draw:text-style-name="P66" draw:z-index="7" svg:height="0.451cm" svg:width="1.151cm" svg:x="0.012cm" svg:y="0.183cm" text:anchor-type="paragraph"/><text:span text:style-name="Absatz-Standardschriftart"><text:span text:style-name="T6"/></text:span></text:p>
          </table:table-cell>
          <table:covered-table-cell/>
          <table:covered-table-cell/>
          <table:table-cell office:value-type="string" table:number-columns-spanned="3" table:style-name="Tabelle2.N4">
            <text:p text:style-name="P23"><draw:control draw:control="control4" draw:style-name="gr1" draw:text-style-name="P66" draw:z-index="8" svg:height="0.451cm" svg:width="1.151cm" svg:x="0.064cm" svg:y="0.206cm" text:anchor-type="paragraph"/><text:bookmark text:name="BesBereich_nein"/><text:span text:style-name="Absatz-Standardschriftart"><text:span text:style-name="T6"> </text:span></text:span></text:p>
          </table:table-cell>
          <table:covered-table-cell/>
          <table:covered-table-cell/>
        </table:table-row>
        <table:table-row>
          <table:table-cell office:value-type="string" table:number-columns-spanned="2" table:style-name="Tabelle2.A4">
            <text:p text:style-name="Text"><text:span text:style-name="Absatz-Standardschriftart"><text:span text:style-name="T10">Wenn ja, welche:</text:span></text:span><text:span text:style-name="Absatz-Standardschriftart"><text:span text:style-name="T6"> </text:span></text:span></text:p>
          </table:table-cell>
          <table:covered-table-cell/>
          <table:table-cell office:value-type="string" table:number-columns-spanned="14" table:style-name="Tabelle2.N4">
            <text:p text:style-name="Text"><text:span text:style-name="Absatz-Standardschriftart"><text:span text:style-name="T9">Rauchverbotszone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elle2.A4">
            <text:p text:style-name="P33"/>
          </table:table-cell>
          <table:covered-table-cell/>
          <table:table-cell office:value-type="string" table:number-columns-spanned="14" table:style-name="Tabelle2.N4">
            <text:p text:style-name="Text"><text:bookmark-start text:name="BesBereich_Bem2"/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span text:style-name="Absatz-Standardschriftart"><text:span text:style-name="T9"> </text:span></text:span><text:bookmark-end text:name="BesBereich_Bem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8">
          <table:table-cell office:value-type="string" table:number-columns-spanned="3" table:style-name="Tabelle2.A4">
            <text:p text:style-name="P23"><text:span text:style-name="Absatz-Standardschriftart"><text:span text:style-name="T6">Wurden alle Bereiche</text:span></text:span><text:span text:style-name="Absatz-Standardschriftart"><text:span text:style-name="T28"> des Risikostandorts</text:span></text:span><text:span text:style-name="Absatz-Standardschriftart"><text:span text:style-name="T6"> geprüft?</text:span></text:span></text:p>
          </table:table-cell>
          <table:covered-table-cell/>
          <table:covered-table-cell/>
          <table:table-cell office:value-type="string" table:style-name="Tabelle2.K4">
            <text:p text:style-name="P24"/>
            <text:p text:style-name="P23"><text:bookmark text:name="ABG_ja"/><text:span text:style-name="Absatz-Standardschriftart"><text:span text:style-name="T6"><text:s/>ja</text:span></text:span></text:p>
          </table:table-cell>
          <table:table-cell office:value-type="string" table:number-columns-spanned="7" table:style-name="Tabelle2.K4">
            <text:p text:style-name="P24"/>
            <text:p text:style-name="P23"><text:span text:style-name="Absatz-Standardschriftart"><text:span text:style-name="T6"><text:s/>nein</text:span></text:span><text:span text:style-name="Absatz-Standardschriftart"><text:span text:style-name="T16"> –</text:span></text:span><text:span text:style-name="Absatz-Standardschriftart"><text:span text:style-name="T6"> Nachbesichtigung (&lt; 6 Wo) vereinbart bis zum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2.L8">
            <text:p text:style-name="P26"/>
            <text:p text:style-name="P23"><text:bookmark-start text:name="ABG_Datum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BG_Datum"/><text:span text:style-name="Absatz-Standardschriftart"><text:span text:style-name="T32"> (Datum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e2.9">
          <table:table-cell office:value-type="string" table:number-columns-spanned="16" table:style-name="Tabelle2.A3">
            <text:p text:style-name="P36"><text:span text:style-name="Absatz-Standardschriftart"><text:span text:style-name="T10">Begründung für nicht geprüfte Bereiche: </text:span></text:span><text:span text:style-name="Absatz-Standardschriftart"><text:span text:style-name="T9">Es wurden nur die nach Angabe versicherten Risiken <text:s/>geprüf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3">
            <text:p text:style-name="P24">Wurden nach Aussagen des Betreibers Teilbereiche der Anlage seit der letzten Revision erneuert, erweitert od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9" table:style-name="Tabelle2.A4">
            <text:p text:style-name="Standard"><text:span text:style-name="Absatz-Standardschriftart"><text:span text:style-name="T6">umgebaut (entfällt bei Erstprüfung)?</text:span></text:span><text:span text:style-name="Absatz-Standardschriftart"><text:span text:style-name="T6"><text:tab/></text:span></text:span><text:bookmark text:name="PrErst"/><text:span text:style-name="Absatz-Standardschriftart"><text:span text:style-name="T6"> Erstprüf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3" table:style-name="Tabelle2.K4">
            <text:p text:style-name="Standard"><text:bookmark text:name="Anlage_erneuert_ja"/><text:span text:style-name="Absatz-Standardschriftart"><text:span text:style-name="T6"><text:s/>ja</text:span></text:span></text:p>
          </table:table-cell>
          <table:covered-table-cell/>
          <table:covered-table-cell/>
          <table:table-cell office:value-type="string" table:number-columns-spanned="4" table:style-name="Tabelle2.N4">
            <text:p text:style-name="Standard"><text:bookmark text:name="Anlage_erneuert_nein"/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2">
          <table:table-cell office:value-type="string" table:number-columns-spanned="7" table:style-name="Tabelle2.A4">
            <text:h text:outline-level="1" text:style-name="P61">Wurden alle Mängel der vorhergehenden Revision beseitigt?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2" table:style-name="Tabelle2.K4">
            <text:p text:style-name="P44"><text:span text:style-name="Absatz-Standardschriftart"><text:span text:style-name="T6"><text:tab/></text:span></text:span><text:bookmark text:name="PrBericht_fehlt"/><text:span text:style-name="Absatz-Standardschriftart"><text:span text:style-name="T6"> Bericht fehlt</text:span></text:span></text:p>
          </table:table-cell>
          <table:covered-table-cell/>
          <table:table-cell office:value-type="string" table:number-columns-spanned="3" table:style-name="Tabelle2.K4">
            <text:p text:style-name="Standard"><text:bookmark text:name="Mangel_bes_ja"/><text:span text:style-name="Absatz-Standardschriftart"><text:span text:style-name="T6"><text:s/>ja</text:span></text:span></text:p>
          </table:table-cell>
          <table:covered-table-cell/>
          <table:covered-table-cell/>
          <table:table-cell office:value-type="string" table:number-columns-spanned="4" table:style-name="Tabelle2.N4">
            <text:p text:style-name="Standard"><text:span text:style-name="Absatz-Standardschriftart"><text:span text:style-name="T6"><text:s/>nein</text:span></text:span></text:p>
          </table:table-cell>
          <table:covered-table-cell/>
          <table:covered-table-cell/>
          <table:covered-table-cell/>
        </table:table-row>
        <table:table-row table:style-name="Tabelle2.13">
          <table:table-cell office:value-type="string" table:number-columns-spanned="16" table:style-name="Tabelle2.A13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2">
            <text:h text:outline-level="3" text:style-name="P65">Gesamtbeurteilung der Anlage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5">
          <table:table-cell office:value-type="string" table:number-columns-spanned="16" table:style-name="Tabelle2.A3">
            <text:h text:outline-level="1" text:style-name="Heading_20_1"><text:span text:style-name="Absatz-Standardschriftart"><text:span text:style-name="T6">Gefährdungskategorie gemäß Prüfrichtlinien VdS 2871 <text:s text:c="6"/></text:span></text:span><text:span text:style-name="Absatz-Standardschriftart"><text:span text:style-name="T33">(a)</text:span></text:span><text:span text:style-name="Absatz-Standardschriftart"><text:span text:style-name="T6"> </text:span></text:span><text:bookmark text:name="Anlage_Zustand_a"/><text:span text:style-name="Absatz-Standardschriftart"><text:span text:style-name="T6"><text:s text:c="14"/></text:span></text:span><text:span text:style-name="Absatz-Standardschriftart"><text:span text:style-name="T33">(b)</text:span></text:span><text:span text:style-name="Absatz-Standardschriftart"><text:span text:style-name="T6"> </text:span></text:span><text:bookmark text:name="Anlage_Zustand_b"/><text:span text:style-name="Absatz-Standardschriftart"><text:span text:style-name="T6"><text:s text:c="16"/></text:span></text:span><text:span text:style-name="Absatz-Standardschriftart"><text:span text:style-name="T33">(c)</text:span></text:span><text:span text:style-name="Absatz-Standardschriftart"><text:span text:style-name="T6"> <text:s text:c="16"/></text:span></text:span><text:span text:style-name="Absatz-Standardschriftart"><text:span text:style-name="T33">(d)</text:span></text:span><text:span text:style-name="Absatz-Standardschriftart"><text:span text:style-name="T6"> </text:span></text:span><text:bookmark text:name="Anlage_Zustand_d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6">
          <table:table-cell office:value-type="string" table:number-columns-spanned="16" table:style-name="Tabelle2.A3">
            <text:h text:outline-level="1" text:style-name="P62"><text:span text:style-name="Absatz-Standardschriftart"><text:span text:style-name="T6">E</text:span></text:span><text:span text:style-name="Absatz-Standardschriftart"><text:span text:style-name="T6">rgänzende Erläuterungen:</text:span></text:span><text:span text:style-name="Absatz-Standardschriftart"><text:span text:style-name="T6"> </text:span></text:span><text:bookmark-start text:name="Anlage_Zustand_Erl1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7">
          <table:table-cell office:value-type="string" table:number-columns-spanned="16" table:style-name="Tabelle2.A17">
            <text:h text:outline-level="1" text:style-name="P63"><text:bookmark-start text:name="Anlage_Zustand_Erl2"/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span text:style-name="Absatz-Standardschriftart"><text:span text:style-name="T29"> </text:span></text:span><text:bookmark-end text:name="Anlage_Zustand_Erl2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2.1">
          <table:table-cell office:value-type="string" table:number-columns-spanned="15" table:style-name="Tabelle2.A13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>
            <text:p text:style-name="P13"/>
          </table:table-cell>
        </table:table-row>
        <table:table-row>
          <table:table-cell office:value-type="string" table:number-columns-spanned="16" table:style-name="Tabelle2.A2">
            <text:p text:style-name="P4"><text:span text:style-name="Absatz-Standardschriftart"><text:span text:style-name="T7">Prüfungsergebnis </text:span></text:span><text:span text:style-name="Absatz-Standardschriftart"><text:span text:style-name="T34">(Einzelergebnisse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elle2.A4">
            <text:p text:style-name="P23"><text:bookmark text:name="PrErgebnis_keinM"/></text:p>
          </table:table-cell>
          <table:table-cell office:value-type="string" table:number-columns-spanned="15" table:style-name="Tabelle2.N4">
            <text:p text:style-name="P24">Keinen Mangel festgestell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style-name="Tabelle2.A4">
            <text:p text:style-name="P23"/>
          </table:table-cell>
          <table:table-cell office:value-type="string" table:number-columns-spanned="9" table:style-name="Tabelle2.K4">
            <text:p text:style-name="P23"><text:span text:style-name="Absatz-Standardschriftart"><text:span text:style-name="T6">Die festgestellten Mängel sind im </text:span></text:span><text:span text:style-name="Absatz-Standardschriftart"><text:span text:style-name="T35">Anhang A</text:span></text:span><text:span text:style-name="Absatz-Standardschriftart"><text:span text:style-name="T6"> aufgeführt und spätestens zu beseitigen bis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2.K4">
            <text:p text:style-name="Text"><text:span text:style-name="Absatz-Standardschriftart"><text:span text:style-name="T9"/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2.N4">
            <text:p text:style-name="P24"/>
          </table:table-cell>
          <table:covered-table-cell/>
        </table:table-row>
        <table:table-row>
          <table:table-cell office:value-type="string" table:style-name="Tabelle2.A4">
            <text:p text:style-name="P45"/>
          </table:table-cell>
          <table:table-cell office:value-type="string" table:number-columns-spanned="15" table:style-name="Tabelle2.N4">
            <text:p text:style-name="P46"><text:span text:style-name="Absatz-Standardschriftart"><text:span text:style-name="T35">Es wurden Mängel festgestellt, die eine Brandgefahr (mit „X“ gekennzeichnet) bzw. eine Unfallgefahr (mit „O“ gekennzeichnet) hervorrufen können. Diese Mängel sind unverzüglich zu beseitigen</text:span></text:span><text:span text:style-name="Absatz-Standardschriftart"><text:span text:style-name="T6">! (Der Mangel ist dann mit einem X oder O zu kennzeichnen, wen</text:span></text:span><text:span text:style-name="Absatz-Standardschriftart"><text:span text:style-name="T6">n er im Extremfall, aber bei sonst</text:span></text:span><text:span text:style-name="Absatz-Standardschriftart"><text:span text:style-name="T6"> normalen Betriebsbedingungen zu einem Brand bzw. zu einem Personenschaden führen kann.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elle2.A4">
            <text:p text:style-name="P24">Dieser Befundschein besteht einschließlich des Anhangs au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elle2.K4">
            <text:p text:style-name="TextM"><text:span text:style-name="Absatz-Standardschriftart"><text:span text:style-name="T6"/></text:span></text:p>
          </table:table-cell>
          <table:table-cell office:value-type="string" table:number-columns-spanned="8" table:style-name="Tabelle2.N4">
            <text:p text:style-name="P24">Seit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A3">
            <text:p text:style-name="Standard">Die elektrische(n) Anlage(n) wurde(n) gemäß den Prüfrichtlinien VdS 2871 nach bestem Wissen und Gewissen geprüft. Bei den nicht im Anhang dieses Befundscheins aufgeführten Anlagenteilen und Bereichen wurden keine Mängel festgestell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P24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P24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Standard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4" table:style-name="Tabelle2.A4">
            <text:p text:style-name="P24"/>
          </table:table-cell>
          <table:covered-table-cell/>
          <table:covered-table-cell/>
          <table:covered-table-cell/>
          <table:table-cell office:value-type="string" table:number-columns-spanned="12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elle2.A4">
            <text:p text:style-name="P24"/>
          </table:table-cell>
          <table:covered-table-cell/>
          <table:covered-table-cell/>
          <table:covered-table-cell/>
          <table:covered-table-cell/>
          <table:table-cell office:value-type="string" table:number-columns-spanned="11" table:style-name="Tabelle2.N4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elle2.A30">
            <text:p text:style-name="P14">Firmenstempel</text:p>
          </table:table-cell>
          <table:covered-table-cell/>
          <table:covered-table-cell/>
          <table:table-cell office:value-type="string" table:number-columns-spanned="3" table:style-name="Tabelle2.A1">
            <text:p text:style-name="P11"/>
          </table:table-cell>
          <table:covered-table-cell/>
          <table:covered-table-cell/>
          <table:table-cell office:value-type="string" table:number-columns-spanned="10" table:style-name="Tabelle2.G30">
            <text:p text:style-name="P11">Datum und Unterschrift des VdS-anerkannten Sachverständi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16" table:style-name="Tabelle2.K4">
            <text:p text:style-name="P47"><text:span text:style-name="Absatz-Standardschriftart"><text:span text:style-name="T21">1</text:span></text:span><text:span text:style-name="Absatz-Standardschriftart"><text:span text:style-name="T37"> <text:s/></text:span></text:span><text:span text:style-name="Absatz-Standardschriftart"><text:span text:style-name="T2">das sind z.B. Betriebsstätten nach VdS 2033 / Ex-Bereiche / stationäre Stromerzeugungsanlagen / Ladestationen für Fahrzeuge und </text:span></text:span><text:span text:style-name="Absatz-Standardschriftart"><text:span text:style-name="T2">Flurförderzeug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B"/>
        <table:table-column table:style-name="Tabelle3.F"/>
        <table:table-column table:style-name="Tabelle3.G"/>
        <table:table-column table:style-name="Tabelle3.H"/>
        <table:table-column table:style-name="Tabelle3.I"/>
        <table:table-column table:style-name="Tabelle3.J"/>
        <table:table-column table:style-name="Tabelle3.K"/>
        <table:table-column table:style-name="Tabelle3.L"/>
        <table:table-column table:style-name="Tabelle3.M"/>
        <table:table-column table:style-name="Tabelle3.D"/>
        <table:table-column table:style-name="Tabelle3.O"/>
        <table:table-column table:style-name="Tabelle3.P"/>
        <table:table-column table:style-name="Tabelle3.Q"/>
        <table:table-column table:number-columns-repeated="2" table:style-name="Tabelle3.R"/>
        <table:table-column table:style-name="Tabelle3.L"/>
        <table:table-column table:style-name="Tabelle3.U"/>
        <table:table-column table:style-name="Tabelle3.V"/>
        <table:table-column table:style-name="Tabelle3.W"/>
        <table:table-column table:style-name="Tabelle3.X"/>
        <table:table-row table:style-name="Tabelle3.1">
          <table:table-cell office:value-type="string" table:number-columns-spanned="3" table:style-name="Tabelle3.A1">
            <text:p text:style-name="P5"/>
          </table:table-cell>
          <table:covered-table-cell/>
          <table:covered-table-cell/>
          <table:table-cell office:value-type="string" table:number-columns-spanned="9" table:style-name="Tabelle3.D1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8" table:style-name="Tabelle3.D1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U1">
            <text:p text:style-name="P7"><text:span text:style-name="Absatz-Standardschriftart"><text:span text:style-name="T6">Seite - </text:span></text:span><text:span text:style-name="Absatz-Standardschriftart"><text:span text:style-name="T6"><text:page-number text:select-page="current">2</text:page-number></text:span></text:span><text:span text:style-name="Absatz-Standardschriftart"><text:span text:style-name="T6"> -</text:span></text:span></text:p>
          </table:table-cell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2" table:style-name="Tabelle3.A2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7" table:style-name="Tabelle3.M2">
            <text:p text:style-name="P24">Befundschein-Nr.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T2">
            <text:p text:style-name="Standard"><text:bookmark-start text:name="BfNr2"/><text:span text:style-name="Absatz-Standardschriftart"><text:span text:style-name="T28">26/04/17</text:span></text:span><text:bookmark-end text:name="BfNr2"/></text:p>
          </table:table-cell>
          <table:covered-table-cell/>
          <table:covered-table-cell/>
          <table:covered-table-cell/>
          <table:covered-table-cell/>
        </table:table-row>
        <table:table-row table:style-name="Tabelle3.3">
          <table:table-cell office:value-type="string" table:number-columns-spanned="24" table:style-name="Tabelle3.A3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4">
            <text:p text:style-name="P16">Messung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5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Isolationswiderstand:</text:span></text:span><text:span text:style-name="Absatz-Standardschriftart"><text:span text:style-name="T6"> Messung in mind. 50 % aller Stromkreis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5">
            <text:p text:style-name="P23"><text:bookmark text:name="Mess_iso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5">
            <text:p text:style-name="P48"/>
          </table:table-cell>
          <table:covered-table-cell/>
          <table:table-cell office:value-type="string" table:number-columns-spanned="4" table:style-name="Tabelle3.K5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5">
            <text:p text:style-name="P33"/>
          </table:table-cell>
          <table:covered-table-cell/>
          <table:covered-table-cell/>
        </table:table-row>
        <table:table-row table:style-name="Tabelle3.6">
          <table:table-cell office:value-type="string" table:number-columns-spanned="10" table:style-name="Tabelle3.A5">
            <text:p text:style-name="P50">Wenn Isolationswiderstandsmessungen nicht möglich sind: Lagen ers-satzweise Messprotokolle über Isolationswiderstandsmessungen vor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5">
            <text:p text:style-name="P23"><text:bookmark text:name="Mess_iso_ersatz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5">
            <text:p text:style-name="P24"/>
          </table:table-cell>
          <table:covered-table-cell/>
          <table:table-cell office:value-type="string" table:number-columns-spanned="4" table:style-name="Tabelle3.K5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19"> </text:span></text:span><text:span text:style-name="Absatz-Standardschriftart"><text:span text:style-name="T21">2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5">
            <text:p text:style-name="P24"/>
          </table:table-cell>
          <table:covered-table-cell/>
          <table:covered-table-cell/>
        </table:table-row>
        <table:table-row table:style-name="Tabelle3.6">
          <table:table-cell office:value-type="string" table:number-columns-spanned="10" table:style-name="Tabelle3.A5">
            <text:p text:style-name="P50">Wenn nein: Sind Ersatzmaßnahmen nach Aussage des Betreibers vorhanden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5">
            <text:p text:style-name="P23"><text:bookmark text:name="Mess_iso_EM_ja"/><text:span text:style-name="Absatz-Standardschriftart"><text:span text:style-name="T6"><text:s/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5">
            <text:p text:style-name="P24"/>
          </table:table-cell>
          <table:covered-table-cell/>
          <table:table-cell office:value-type="string" table:number-columns-spanned="4" table:style-name="Tabelle3.K5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5">
            <text:p text:style-name="P24"/>
          </table:table-cell>
          <table:covered-table-cell/>
          <table:covered-table-cell/>
        </table:table-row>
        <table:table-row table:style-name="Tabelle3.8">
          <table:table-cell office:value-type="string" table:number-columns-spanned="24" table:style-name="Tabelle3.A8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10" table:style-name="Tabelle3.A9">
            <text:p text:style-name="P28"><text:span text:style-name="Absatz-Standardschriftart"><text:span text:style-name="T40"></text:span></text:span><text:span text:style-name="Absatz-Standardschriftart"><text:span text:style-name="T29"><text:tab/></text:span></text:span><text:span text:style-name="Absatz-Standardschriftart"><text:span text:style-name="T35">Fehlerstrom-Schutzeinrichtungen (RCDs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9">
            <text:p text:style-name="P23"><text:bookmark text:name="Mess_RCD_alle"/><text:span text:style-name="Absatz-Standardschriftart"><text:span text:style-name="T6"><text:s/></text:span></text:span><text:span text:style-name="Absatz-Standardschriftart"><text:span text:style-name="T17">alle oder</text:span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TextM"><text:span text:style-name="Absatz-Standardschriftart"><text:span text:style-name="T42"/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Text"><text:bookmark text:name="Mess_RCD_nein"/><text:span text:style-name="Absatz-Standardschriftart"><text:span text:style-name="T9"><text:s/></text:span></text:span><text:span text:style-name="Absatz-Standardschriftart"><text:span text:style-name="T14">nein</text:span></text:span><text:span text:style-name="Absatz-Standardschriftart"><text:span text:style-name="T22"> </text:span></text:span><text:span text:style-name="Absatz-Standardschriftart"><text:span text:style-name="T23">3</text:span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3.W9">
            <text:p text:style-name="P34"/>
          </table:table-cell>
          <table:covered-table-cell/>
        </table:table-row>
        <table:table-row table:style-name="Tabelle3.2">
          <table:table-cell office:value-type="string" table:number-columns-spanned="24" table:style-name="Tabelle3.A8">
            <text:p text:style-name="P51"><text:span text:style-name="Absatz-Standardschriftart"><text:span text:style-name="T10">Bemerkung hierzu: </text:span></text:span><text:bookmark-start text:name="Mess_RCD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RCD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9">
            <text:p text:style-name="P29"><text:span text:style-name="Absatz-Standardschriftart"><text:span text:style-name="T40"></text:span></text:span><text:span text:style-name="Absatz-Standardschriftart"><text:span text:style-name="T35"><text:tab/></text:span></text:span><text:span text:style-name="Absatz-Standardschriftart"><text:span text:style-name="T35">Schleifenwiderstand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9">
            <text:p text:style-name="P23"><text:bookmark text:name="Mess_schl_ja"/><text:span text:style-name="Absatz-Standardschriftart"><text:span text:style-name="T6"><text:s/></text:span></text:span><text:span text:style-name="Absatz-Standardschriftart"><text:span text:style-name="T17">ja, Anzahl</text:span></text:span><text:span text:style-name="Absatz-Standardschriftart"><text:span text:style-name="T38"> </text:span></text:span><text:span text:style-name="Absatz-Standardschriftart"><text:span text:style-name="T20">4</text:span></text:span><text:span text:style-name="Absatz-Standardschriftart"><text:span text:style-name="T35">:</text:span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TextM"><text:span text:style-name="Absatz-Standardschriftart"><text:span text:style-name="T28"/></text:span></text:p>
          </table:table-cell>
          <table:covered-table-cell/>
          <table:covered-table-cell/>
          <table:covered-table-cell/>
          <table:table-cell office:value-type="string" table:number-columns-spanned="4" table:style-name="Tabelle3.K9">
            <text:p text:style-name="P23"><text:bookmark text:name="Mess_schl_nein"/><text:span text:style-name="Absatz-Standardschriftart"><text:span text:style-name="T6"><text:s/></text:span></text:span><text:span text:style-name="Absatz-Standardschriftart"><text:span text:style-name="T17">nein</text:span></text:span><text:span text:style-name="Absatz-Standardschriftart"><text:span text:style-name="T26"> </text:span></text:span><text:span text:style-name="Absatz-Standardschriftart"><text:span text:style-name="T20">3</text:span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3.W9">
            <text:p text:style-name="P33"/>
          </table:table-cell>
          <table:covered-table-cell/>
        </table:table-row>
        <table:table-row table:style-name="Tabelle3.2">
          <table:table-cell office:value-type="string" table:number-columns-spanned="24" table:style-name="Tabelle3.A8">
            <text:p text:style-name="P51"><text:span text:style-name="Absatz-Standardschriftart"><text:span text:style-name="T10">Bemerkung hierzu: </text:span></text:span><text:bookmark-start text:name="Mess_schl_Bem"/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span text:style-name="Absatz-Standardschriftart"><text:span text:style-name="T8"> </text:span></text:span><text:bookmark-end text:name="Mess_schl_Bem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9">
            <text:p text:style-name="P37"><text:span text:style-name="Absatz-Standardschriftart"><text:span text:style-name="T41"></text:span></text:span><text:span text:style-name="Absatz-Standardschriftart"><text:span text:style-name="T42"><text:tab/></text:span></text:span><text:span text:style-name="Absatz-Standardschriftart"><text:span text:style-name="T12">Wurden thermische Auffälligkeiten </text:span></text:span><text:span text:style-name="Absatz-Standardschriftart"><text:span text:style-name="T12">messtechnisch </text:span></text:span><text:span text:style-name="Absatz-Standardschriftart"><text:span text:style-name="T12">vorgefunden</text:span></text:span><text:span text:style-name="Absatz-Standardschriftart"><text:span text:style-name="T12">?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9">
            <text:p text:style-name="Text"><text:bookmark text:name="Mess_therm_ja"/><text:span text:style-name="Absatz-Standardschriftart"><text:span text:style-name="T10"><text:s/></text:span></text:span><text:span text:style-name="Absatz-Standardschriftart"><text:span text:style-name="T15"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elle3.K9">
            <text:p text:style-name="P34"/>
          </table:table-cell>
          <table:covered-table-cell/>
          <table:covered-table-cell/>
          <table:table-cell office:value-type="string" table:number-columns-spanned="4" table:style-name="Tabelle3.K9">
            <text:p text:style-name="Text"><text:span text:style-name="Absatz-Standardschriftart"><text:span text:style-name="T10"><text:s/></text:span></text:span><text:span text:style-name="Absatz-Standardschriftart"><text:span text:style-name="T15">nein</text:span></text:span></text:p>
          </table:table-cell>
          <table:covered-table-cell/>
          <table:covered-table-cell/>
          <table:covered-table-cell/>
          <table:table-cell office:value-type="string" table:number-columns-spanned="2" table:style-name="Tabelle3.W9">
            <text:p text:style-name="P34"/>
          </table:table-cell>
          <table:covered-table-cell/>
        </table:table-row>
        <table:table-row table:style-name="Tabelle3.2">
          <table:table-cell office:value-type="string" table:number-columns-spanned="24" table:style-name="Tabelle3.A14">
            <text:p text:style-name="P51"><text:span text:style-name="Absatz-Standardschriftart"><text:span text:style-name="T10">Bemerkung hierzu: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24" table:style-name="Tabelle3.A15">
            <text:p text:style-name="P35">Ortsveränderliche Betriebsmitte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10" table:style-name="Tabelle3.A16">
            <text:p text:style-name="P24">Werden nach Aussage des Betreibers die ortsveränderlichen Betriebsmittel regelmäßig geprüft (z.B. gemäß BetrSichV oder BGV A3)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16">
            <text:p text:style-name="P23"><text:bookmark text:name="OVB_gepr_ja"/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16">
            <text:p text:style-name="P24"/>
          </table:table-cell>
          <table:covered-table-cell/>
          <table:table-cell office:value-type="string" table:number-columns-spanned="4" table:style-name="Tabelle3.K16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V16">
            <text:p text:style-name="P33"/>
          </table:table-cell>
          <table:covered-table-cell/>
          <table:covered-table-cell/>
        </table:table-row>
        <table:table-row table:style-name="Tabelle3.2">
          <table:table-cell office:value-type="string" table:number-columns-spanned="10" table:style-name="Tabelle3.A16">
            <text:p text:style-name="P23">Beinhalten diese Prüfungen nach Aussage des Betreibers auch fremde ortsveränderliche Betriebsmittel, d. h. privat mitgebrachte, gemietete, geleaste oder durch Dritte bereitgestellte Betriebsmittel?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5" table:style-name="Tabelle3.K16">
            <text:p text:style-name="P23"><text:span text:style-name="Absatz-Standardschriftart"><text:span text:style-name="T6"><text:s/></text:span></text:span><text:span text:style-name="Absatz-Standardschriftart"><text:span text:style-name="T17">ja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2" table:style-name="Tabelle3.K16">
            <text:p text:style-name="P23"><text:span text:style-name="Absatz-Standardschriftart"><text:span text:style-name="T6"><text:s/></text:span></text:span><text:span text:style-name="Absatz-Standardschriftart"><text:span text:style-name="T17">nein</text:span></text:span></text:p>
          </table:table-cell>
          <table:covered-table-cell/>
          <table:table-cell office:value-type="string" table:number-columns-spanned="4" table:style-name="Tabelle3.K16">
            <text:p text:style-name="P24"/>
          </table:table-cell>
          <table:covered-table-cell/>
          <table:covered-table-cell/>
          <table:covered-table-cell/>
          <table:table-cell office:value-type="string" table:number-columns-spanned="3" table:style-name="Tabelle3.V16">
            <text:p text:style-name="Text"><text:span text:style-name="Absatz-Standardschriftart"><text:span text:style-name="T6"><text:s/></text:span></text:span><text:span text:style-name="Absatz-Standardschriftart"><text:span text:style-name="T14">nr</text:span></text:span><text:span text:style-name="Absatz-Standardschriftart"><text:span text:style-name="T39"> </text:span></text:span><text:span text:style-name="Absatz-Standardschriftart"><text:span text:style-name="T24">5</text:span></text:span></text:p>
          </table:table-cell>
          <table:covered-table-cell/>
          <table:covered-table-cell/>
        </table:table-row>
        <table:table-row table:style-name="Tabelle3.2">
          <table:table-cell office:value-type="string" table:number-columns-spanned="24" table:style-name="Tabelle3.A14">
            <text:p text:style-name="P15">Allgemeine Informationen zur geprüften elektrischen Anlag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4">
            <text:p text:style-name="P23"><text:span text:style-name="Absatz-Standardschriftart"><text:span text:style-name="T35">Versorgungssystem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style-name="Tabelle3.A20">
            <text:p text:style-name="Standard"><text:span text:style-name="Absatz-Standardschriftart"><text:span text:style-name="T44"><text:s/>TN</text:span></text:span></text:p>
          </table:table-cell>
          <table:table-cell office:value-type="string" table:number-columns-spanned="3" table:style-name="Tabelle3.B20">
            <text:p text:style-name="Standard"><text:bookmark text:name="VS_TT"/><text:span text:style-name="Absatz-Standardschriftart"><text:span text:style-name="T44"><text:s/>TT</text:span></text:span></text:p>
          </table:table-cell>
          <table:covered-table-cell/>
          <table:covered-table-cell/>
          <table:table-cell office:value-type="string" table:number-columns-spanned="7" table:style-name="Tabelle3.B20">
            <text:p text:style-name="Standard"><text:bookmark text:name="VS_IT"/><text:span text:style-name="Absatz-Standardschriftart"><text:span text:style-name="T44"><text:s/>IT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3" table:style-name="Tabelle3.L20">
            <text:p text:style-name="P4"><text:bookmark text:name="VS_Ring"/><text:span text:style-name="Absatz-Standardschriftart"><text:span text:style-name="T6"><text:s/>Ringeinspeisung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5" table:style-name="Tabelle3.A21">
            <text:p text:style-name="P52"><text:span text:style-name="Absatz-Standardschriftart"><text:span text:style-name="T35">Leistungsbedarf der Gesamtanlage:</text:span></text:span></text:p>
          </table:table-cell>
          <table:covered-table-cell/>
          <table:covered-table-cell/>
          <table:covered-table-cell/>
          <table:covered-table-cell/>
          <table:table-cell office:value-type="string" table:number-columns-spanned="3" table:style-name="Tabelle3.F21">
            <text:p text:style-name="P49"><text:span text:style-name="Absatz-Standardschriftart"><text:span text:style-name="T28"/></text:span></text:p>
          </table:table-cell>
          <table:covered-table-cell/>
          <table:covered-table-cell/>
          <table:table-cell office:value-type="string" table:number-columns-spanned="16" table:style-name="Tabelle3.I21">
            <text:p text:style-name="Standard"><text:span text:style-name="Absatz-Standardschriftart"><text:span text:style-name="T29">kVA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19" table:style-name="Tabelle3.A5">
            <text:p text:style-name="P24">Maximal möglicher Fremdbezug in %, bezogen auf o.g. Gesamtleistungsbedarf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5">
            <text:p text:style-name="TextM"><text:span text:style-name="Absatz-Standardschriftart"><text:span text:style-name="T43"/></text:span></text:p>
          </table:table-cell>
          <table:covered-table-cell/>
          <table:covered-table-cell/>
          <table:covered-table-cell/>
          <table:table-cell office:value-type="string" table:style-name="Tabelle3.V5">
            <text:p text:style-name="Standard">%</text:p>
          </table:table-cell>
        </table:table-row>
        <table:table-row table:style-name="Tabelle3.8">
          <table:table-cell office:value-type="string" table:number-columns-spanned="19" table:style-name="Tabelle3.A5">
            <text:p text:style-name="P23"><text:span text:style-name="Absatz-Standardschriftart"><text:span text:style-name="T6">Maximal mögliche Eigenerzeugung (ohne Ersatzstrom) in %, bezogen auf o.g.</text:span></text:span><text:span text:style-name="Absatz-Standardschriftart"><text:span text:style-name="T17"><text:line-break/></text:span></text:span><text:span text:style-name="Absatz-Standardschriftart"><text:span text:style-name="T6">Gesamtleistungsbedarf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4" table:style-name="Tabelle3.K5">
            <text:p text:style-name="P22"><text:span text:style-name="Absatz-Standardschriftart"><text:span text:style-name="T30"/></text:span></text:p>
          </table:table-cell>
          <table:covered-table-cell/>
          <table:covered-table-cell/>
          <table:covered-table-cell/>
          <table:table-cell office:value-type="string" table:style-name="Tabelle3.V5">
            <text:p text:style-name="P24">%</text:p>
          </table:table-cell>
        </table:table-row>
        <table:table-row table:style-name="Tabelle3.2">
          <table:table-cell office:value-type="string" table:number-columns-spanned="24" table:style-name="Tabelle3.A14">
            <text:p text:style-name="P52"><text:span text:style-name="Absatz-Standardschriftart"><text:span text:style-name="T35">Schutzeinrichtungen (RCD / RCM):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8">
          <table:table-cell office:value-type="string" table:number-columns-spanned="7" table:style-name="Tabelle3.A5">
            <text:p text:style-name="P24">Fehlerstrom-Schutzeinrichtung (RCD)</text:p>
            <text:p text:style-name="P5">oder Differenzstrom-Überwachung (RCM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6" table:style-name="Tabelle3.B20">
            <text:p text:style-name="P4"><text:span text:style-name="Absatz-Standardschriftart"><text:span text:style-name="T6">geschützte Stromkreise in %: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number-columns-spanned="11" table:style-name="Tabelle3.L20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8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7">
          <table:table-cell office:value-type="string" table:number-columns-spanned="24" table:style-name="Tabelle3.A14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4">
            <text:p text:style-name="P53"><text:span text:style-name="Absatz-Standardschriftart"><text:span text:style-name="T35">Für statistische Zwecke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4" table:style-name="Tabelle3.A14">
            <text:p text:style-name="P11">Geschätzte Anzahl der fest angeschlossenen Verbraucher in der elektrischen Anlage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2">
          <table:table-cell office:value-type="string" table:number-columns-spanned="2" table:style-name="Tabelle3.A16">
            <text:p text:style-name="P54"><text:bookmark text:name="Anl_VB_25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250</text:span></text:span></text:p>
          </table:table-cell>
          <table:covered-table-cell/>
          <table:table-cell office:value-type="string" table:number-columns-spanned="4" table:style-name="Tabelle3.K16">
            <text:p text:style-name="P54"><text:bookmark text:name="Anl_VB_5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00</text:span></text:span></text:p>
          </table:table-cell>
          <table:covered-table-cell/>
          <table:covered-table-cell/>
          <table:covered-table-cell/>
          <table:table-cell office:value-type="string" table:number-columns-spanned="3" table:style-name="Tabelle3.K16">
            <text:p text:style-name="P54"><text:bookmark text:name="Anl_VB_1000"/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1.000</text:span></text:span></text:p>
          </table:table-cell>
          <table:covered-table-cell/>
          <table:covered-table-cell/>
          <table:table-cell office:value-type="string" table:number-columns-spanned="7" table:style-name="Tabelle3.K16">
            <text:p text:style-name="P54"><text:span text:style-name="Absatz-Standardschriftart"><text:span text:style-name="T6"><text:s/></text:span></text:span><text:span text:style-name="Absatz-Standardschriftart"><text:span text:style-name="T45">&lt;</text:span></text:span><text:span text:style-name="Absatz-Standardschriftart"><text:span text:style-name="T6">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8" table:style-name="Tabelle3.V16">
            <text:p text:style-name="P54"><text:bookmark text:name="Anl_VB_5001"/><text:span text:style-name="Absatz-Standardschriftart"><text:span text:style-name="T6"><text:s/>&gt; 5.000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6"><text:span text:style-name="Absatz-Standardschriftart"><text:span text:style-name="T25">2</text:span></text:span><text:span text:style-name="Absatz-Standardschriftart"><text:span text:style-name="T11"> Können keine Isolations</text:span></text:span><text:span text:style-name="Absatz-Standardschriftart"><text:span text:style-name="T11">widerstands</text:span></text:span><text:span text:style-name="Absatz-Standardschriftart"><text:span text:style-name="T11">messungen durchgeführt werden und sind keine Messprotokolle vorhanden, ist dies als Mangel im Anhang </text:span></text:span><text:span text:style-name="Absatz-Standardschriftart"><text:span text:style-name="T11">(Mängelliste) </text:span></text:span><text:span text:style-name="Absatz-Standardschriftart"><text:span text:style-name="T11">zu vermerken.</text:span></text:span><text:span text:style-name="Absatz-Standardschriftart"><text:span text:style-name="T11"> Hat der Betreiber nach eigenen Angaben Ersatzmaßnahmen vorgesehen, sind diese zu notieren.</text:span></text:span></text:p>
      <text:p text:style-name="P55"><text:span text:style-name="Absatz-Standardschriftart"><text:span text:style-name="T25">3</text:span></text:span><text:span text:style-name="Absatz-Standardschriftart"><text:span text:style-name="T13"> </text:span></text:span><text:span text:style-name="Absatz-Standardschriftart"><text:span text:style-name="T11">Bitte oben im Feld hinter den Worten „Bemerkung hierzu:“ eine Begründung angeben, z.B. wenn Messungen kaum oder überhaupt nicht durchgeführt werden konnten. Bitte ebenfalls dort notieren, wenn Messungen nicht notwendig waren, weil z.B. Messprotokolle aus anderen Prüfungen vorlagen.</text:span></text:span></text:p>
      <text:p text:style-name="P57"><text:span text:style-name="Absatz-Standardschriftart"><text:span text:style-name="T25">4</text:span></text:span><text:span text:style-name="Absatz-Standardschriftart"><text:span text:style-name="T11"> Angabe </text:span></text:span><text:span text:style-name="Absatz-Standardschriftart"><text:span text:style-name="T11">in der Regel</text:span></text:span><text:span text:style-name="Absatz-Standardschriftart"><text:span text:style-name="T11"> in Prozenten.</text:span></text:span></text:p>
      <text:p text:style-name="P57"><text:span text:style-name="Absatz-Standardschriftart"><text:span text:style-name="T25">5</text:span></text:span><text:span text:style-name="Absatz-Standardschriftart"><text:span text:style-name="T25"> </text:span></text:span><text:span text:style-name="Absatz-Standardschriftart"><text:span text:style-name="T5">nr</text:span></text:span><text:span text:style-name="Absatz-Standardschriftart"><text:span text:style-name="T5"> = nicht relevant, da nach Aussagen des Betreibers keine fremden ortsveränderlichen Betriebsmittel vorhanden sind</text:span></text:span><text:span text:style-name="Absatz-Standardschriftart"><text:span text:style-name="T5">.</text:span></text:span></text:p>
      <text:p text:style-name="P18"/>
      <text:p text:style-name="P58">Weitere Erläuterungen wie z.B. verwendete Messgeräte (optional):</text:p>
      <text:p text:style-name="TextE"><text:bookmark-start text:name="WE1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1"/></text:p>
      <text:p text:style-name="TextE"><text:bookmark-start text:name="WE2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2"/></text:p>
      <text:p text:style-name="TextE"><text:bookmark-start text:name="WE3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3"/></text:p>
      <text:p text:style-name="TextE"><text:bookmark-start text:name="WE4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4"/></text:p>
      <text:p text:style-name="TextE"><text:bookmark-start text:name="WE5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5"/></text:p>
      <text:p text:style-name="TextE"><text:bookmark-start text:name="WE6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6"/></text:p>
      <text:p text:style-name="TextE"><text:bookmark-start text:name="WE7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7"/></text:p>
      <text:p text:style-name="TextE"><text:bookmark-start text:name="WE8"/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span text:style-name="Absatz-Standardschriftart"><text:span text:style-name="T6"> </text:span></text:span><text:bookmark-end text:name="WE8"/></text:p>
      <text:p text:style-name="P64"/>
      <table:table table:name="Tabelle4" table:style-name="Tabelle4">
        <table:table-column table:style-name="Tabelle4.A"/>
        <table:table-row table:style-name="Tabelle4.1">
          <table:table-cell office:value-type="string" table:style-name="Tabelle4.A1">
            <text:p text:style-name="Standard"><text:span text:style-name="Absatz-Standardschriftart"><text:span text:style-name="T7"><text:s/>Anhang A zum Befundschein-Nr.: <text:s text:c="4"/></text:span></text:span><text:span text:style-name="Absatz-Standardschriftart"><text:span text:style-name="T6"><text:s/></text:span></text:span><text:bookmark text:name="BfNr3"/></text:p>
          </table:table-cell>
        </table:table-row>
      </table:table>
      <text:section text:name="Sect2" text:style-name="Sect1">
        <table:table table:name="Tabelle5" table:style-name="Tabelle5">
          <table:table-column table:style-name="Tabelle5.A"/>
          <table:table-row table:style-name="Tabelle5.1">
            <table:table-cell office:value-type="string" table:style-name="Tabelle5.A1">
              <text:p text:style-name="Standard"><text:span text:style-name="Absatz-Standardschriftart"><text:span text:style-name="T36">Allgemeine Bemerkungen</text:span></text:span><text:span text:style-name="Absatz-Standardschriftart"><text:span text:style-name="T46">:<text:line-break/>Wenn in der elektrischen Anlage z.B. aus betrieblichen Gründen keine oder nicht im ausreichenden Umfang Isolations-widerstandsmessungen durchgeführt werden können, wird dringend empfohlen, nach VdS 2349 für eine konstante Iso-lationsüberwachung zu sorgen. </text:span></text:span>In Einzelfällen kann der Sachversicherer auch ergänzende oder alternative Maßnahmen fordern. Aus der Sicht des Sachversicherers kann dies auch eine thermografische Untersuchung sein<text:span text:style-name="Absatz-Standardschriftart"><text:span text:style-name="T46">.</text:span></text:span></text:p>
            </table:table-cell>
          </table:table-row>
        </table:table>
      </text:section>
      <text:section text:name="Sect3" text:style-name="Sect1"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header-rows>
            <table:table-row table:style-name="Tabelle6.1">
              <table:table-cell office:value-type="string" table:style-name="Tabelle6.A1">
                <text:p text:style-name="P22"><draw:frame draw:name="Bild 26" draw:style-name="fr2" draw:z-index="3" style:rel-height="scale" style:rel-width="scale" svg:height="0.041cm" svg:width="1.296cm" svg:x="4.022cm" svg:y="117.74cm" text:anchor-type="paragraph"><draw:image xlink:actuate="onLoad" xlink:href="Pictures/2000001A0000051B0000017225C50E67.wmf" xlink:show="embed" xlink:type="simple"/></draw:frame><draw:frame draw:name="Bild 27" draw:style-name="fr2" draw:z-index="4" style:rel-height="scale" style:rel-width="scale" svg:height="0.041cm" svg:width="1.852cm" svg:x="4.022cm" svg:y="117.74cm" text:anchor-type="paragraph"><draw:image xlink:actuate="onLoad" xlink:href="Pictures/2000002B0000074300000172E6D5B6F6.wmf" xlink:show="embed" xlink:type="simple"/></draw:frame><text:span text:style-name="Absatz-Standardschriftart"><text:span text:style-name="T18">lfd. Nr.</text:span></text:span></text:p>
              </table:table-cell>
              <table:table-cell office:value-type="string" table:style-name="Tabelle6.B1">
                <text:p text:style-name="P22"><text:span text:style-name="Absatz-Standardschriftart"><text:span text:style-name="T18">Gefahr</text:span></text:span><text:span text:style-name="Absatz-Standardschriftart"><text:span text:style-name="T27">1</text:span></text:span></text:p>
              </table:table-cell>
              <table:table-cell office:value-type="string" table:style-name="Tabelle6.C1">
                <text:p text:style-name="P59"><text:span text:style-name="Absatz-Standardschriftart"><text:span text:style-name="T31">Gebäude / Anlage / Raum sowie</text:span></text:span><text:span text:style-name="Absatz-Standardschriftart"><text:span text:style-name="T31"><text:line-break/>Mängelbeschreibung und empfohlene Maßnahmen</text:span></text:span></text:p>
              </table:table-cell>
              <table:table-cell office:value-type="string" table:style-name="Tabelle6.B1">
                <text:p text:style-name="Standard"><text:span text:style-name="Absatz-Standardschriftart"><text:span text:style-name="T31"><text:s/>Mangel-</text:span></text:span><text:span text:style-name="Absatz-Standardschriftart"><text:span text:style-name="T31"><text:line-break/> Nummer </text:span></text:span><text:span text:style-name="Absatz-Standardschriftart"><text:span text:style-name="T27">2</text:span></text:span></text:p>
              </table:table-cell>
              <table:table-cell office:value-type="string" table:style-name="Tabelle6.E1">
                <text:p text:style-name="Standard"><text:span text:style-name="Absatz-Standardschriftart"><text:span text:style-name="T31"><text:s/>Betriebs-</text:span></text:span><text:span text:style-name="Absatz-Standardschriftart"><text:span text:style-name="T31"><text:line-break/> bereich </text:span></text:span><text:span text:style-name="Absatz-Standardschriftart"><text:span text:style-name="T27">2</text:span></text:span></text:p>
              </table:table-cell>
            </table:table-row>
          </table:table-header-rows>
          <table:table-row table:style-name="Tabelle6.1">
            <table:table-cell office:value-type="string" table:style-name="Tabelle6.A1">
              <text:p text:style-name="P19"/>
            </table:table-cell>
            <table:table-cell office:value-type="string" table:style-name="Tabelle6.B1">
              <text:p text:style-name="P19"/>
            </table:table-cell>
            <table:table-cell office:value-type="string" table:style-name="Tabelle6.C1">
              <text:p text:style-name="P20"/>
            </table:table-cell>
            <table:table-cell office:value-type="string" table:style-name="Tabelle6.B1">
              <text:p text:style-name="P21"/>
            </table:table-cell>
            <table:table-cell office:value-type="string" table:style-name="Tabelle6.E1">
              <text:p text:style-name="P2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VDESONDE" svg:font-family="VDESONDE" style:font-family-generic="roman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de" fo:country="DE" fo:font-style="normal" style:text-underline-style="none" fo:font-weight="normal" style:letter-kerning="false" style:font-size-asian="10pt" style:language-asian="de" style:country-asian="D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de" fo:country="DE" fo:font-style="normal" style:text-underline-style="none" fo:font-weight="normal" style:letter-kerning="false" fo:background-color="transparent" style:font-name-asian="Times New Roman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5cm" fo:margin-bottom="0.035cm" fo:hyphenation-ladder-count="no-limit"/>
      <style:text-properties style:font-name="Arial" fo:font-size="9pt" fo:font-style="italic" style:font-size-asian="9pt" style:font-style-asian="italic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>
        <style:tab-stops>
          <style:tab-stop style:position="7.001cm"/>
          <style:tab-stop style:position="9.001cm"/>
          <style:tab-stop style:position="11.001cm"/>
          <style:tab-stop style:position="13.002cm"/>
        </style:tab-stops>
      </style:paragraph-properties>
      <style:text-properties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212cm" fo:hyphenation-ladder-count="no-limit" fo:keep-with-next="always"/>
      <style:text-properties fo:font-size="10pt" fo:font-weight="bold" style:font-size-asian="10pt" style:font-weight-asian="bold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fo:hyphenation-ladder-count="no-limit" fo:keep-with-next="always"/>
      <style:text-properties fo:font-size="14pt" fo:font-weight="bold" style:font-size-asian="14pt" style:font-weight-asian="bold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hyphenation-ladder-count="no-limit" fo:keep-with-next="always"/>
      <style:text-properties fo:font-size="16pt" fo:font-style="normal" fo:font-weight="bold" style:font-size-asian="16pt" style:font-style-asian="normal" style:font-weight-asian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fo:hyphenation-remain-char-count="0" fo:hyphenation-push-char-count="0"/>
    </style:style>
    <style:style style:name="Caption" style:family="paragraph" style:parent-style-name="Standard" style:next-style-name="Standard" style:class="extra">
      <style:paragraph-properties fo:hyphenation-ladder-count="no-limit"/>
      <style:text-properties fo:font-size="10pt" fo:font-weight="bold" style:font-size-asian="10pt" style:font-weight-asian="bold" style:font-weight-complex="bold" fo:hyphenate="false" fo:hyphenation-remain-char-count="0" fo:hyphenation-push-char-count="0"/>
    </style:style>
    <style:style style:name="Text" style:family="paragraph" style:parent-style-name="Standard" style:class="extra">
      <style:paragraph-properties fo:margin-top="0.106cm" fo:margin-bottom="0cm" fo:hyphenation-ladder-count="no-limit"/>
      <style:text-properties style:font-name="Courier New" fo:font-style="normal" style:font-style-asian="normal" fo:hyphenate="false" fo:hyphenation-remain-char-count="0" fo:hyphenation-push-char-count="0"/>
    </style:style>
    <style:style style:name="TextM" style:family="paragraph" style:parent-style-name="Text">
      <style:paragraph-properties fo:margin-top="0cm" fo:margin-bottom="0.035cm" fo:text-align="center" style:justify-single-word="false" fo:hyphenation-ladder-count="no-limit"/>
      <style:text-properties style:font-name="Arial" fo:hyphenate="false" fo:hyphenation-remain-char-count="0" fo:hyphenation-push-char-count="0"/>
    </style:style>
    <style:style style:name="TextE" style:family="paragraph" style:parent-style-name="Text">
      <style:paragraph-properties fo:hyphenation-ladder-count="no-limit"/>
      <style:text-properties style:font-name="Arial" fo:font-size="10pt" style:font-size-asian="10pt" fo:hyphenate="false" fo:hyphenation-remain-char-count="0" fo:hyphenation-push-char-count="0"/>
    </style:style>
    <style:style style:name="font5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6" style:family="paragraph" style:parent-style-name="Standard">
      <style:paragraph-properties fo:margin-top="0.176cm" fo:margin-bottom="0.176cm" fo:hyphenation-ladder-count="no-limit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font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8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ont9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style:text-underline-mode="continuous" style:text-overline-mode="continuous" style:text-line-through-mode="continuous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font10" style:family="paragraph" style:parent-style-name="Standard">
      <style:paragraph-properties fo:margin-top="0.176cm" fo:margin-bottom="0.176cm" fo:hyphenation-ladder-count="no-limit"/>
      <style:text-properties style:font-name="VDESONDE" fo:font-style="normal" style:font-name-asian="Arial Unicode MS" style:font-style-asian="normal" style:font-name-complex="Arial Unicode MS" style:font-size-complex="9pt" fo:hyphenate="false" fo:hyphenation-remain-char-count="0" fo:hyphenation-push-char-count="0"/>
    </style:style>
    <style:style style:name="font11" style:family="paragraph" style:parent-style-name="Standard">
      <style:paragraph-properties fo:margin-top="0.176cm" fo:margin-bottom="0.176cm" fo:hyphenation-ladder-count="no-limit"/>
      <style:text-properties fo:font-size="8pt" fo:font-weight="bold" style:font-name-asian="Arial Unicode MS" style:font-size-asian="8pt" style:font-weight-asian="bold" style:font-name-complex="Arial" style:font-size-complex="8pt" style:font-style-complex="italic" style:font-weight-complex="bold" fo:hyphenate="false" fo:hyphenation-remain-char-count="0" fo:hyphenation-push-char-count="0"/>
    </style:style>
    <style:style style:name="font12" style:family="paragraph" style:parent-style-name="Standard">
      <style:paragraph-properties fo:margin-top="0.176cm" fo:margin-bottom="0.176cm" fo:hyphenation-ladder-count="no-limit"/>
      <style:text-properties fo:font-size="12pt" fo:font-weight="bold" style:font-name-asian="Arial Unicode MS" style:font-size-asian="12pt" style:font-weight-asian="bold" style:font-name-complex="Arial" style:font-size-complex="12pt" style:font-style-complex="italic" style:font-weight-complex="bold" fo:hyphenate="false" fo:hyphenation-remain-char-count="0" fo:hyphenation-push-char-count="0"/>
    </style:style>
    <style:style style:name="font13" style:family="paragraph" style:parent-style-name="Standard">
      <style:paragraph-properties fo:margin-top="0.176cm" fo:margin-bottom="0.176cm" fo:hyphenation-ladder-count="no-limit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4" style:family="paragraph" style:parent-style-name="Standard">
      <style:paragraph-properties fo:margin-top="0.176cm" fo:margin-bottom="0.176cm" fo:text-align="center" style:justify-single-word="false" fo:hyphenation-ladder-count="no-limit" fo:padding="0cm" fo:border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25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6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none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7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8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none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29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0" style:family="paragraph" style:parent-style-name="Standard">
      <style:paragraph-properties fo:margin-top="0.176cm" fo:margin-bottom="0.176cm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style:vertical-align="middle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4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5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6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37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8" style:family="paragraph" style:parent-style-name="Standard">
      <style:paragraph-properties fo:margin-top="0.176cm" fo:margin-bottom="0.176cm" fo:text-align="justify" style:justify-single-word="false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39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0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1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2" style:family="paragraph" style:parent-style-name="Standard">
      <style:paragraph-properties fo:margin-top="0.176cm" fo:margin-bottom="0.176cm" fo:text-align="center" style:justify-single-word="false" fo:hyphenation-ladder-count="no-limit" fo:padding="0cm" fo:border-left="0.018cm solid #000000" fo:border-right="0.018cm solid #000000" fo:border-top="none" fo:border-bottom="0.018cm solid #000000" style:shadow="none" style:vertical-align="middl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3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none" fo:border-top="none" fo:border-bottom="0.018cm solid #000000" style:shadow="none" style:vertical-align="middle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4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5" style:family="paragraph" style:parent-style-name="Standard">
      <style:paragraph-properties fo:margin-top="0.176cm" fo:margin-bottom="0.176cm" fo:hyphenation-ladder-count="no-limit" fo:padding="0cm" fo:border-left="none" fo:border-right="none" fo:border-top="none" fo:border-bottom="0.018cm solid #000000" style:shadow="none"/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6" style:family="paragraph" style:parent-style-name="Standard">
      <style:paragraph-properties fo:margin-top="0.176cm" fo:margin-bottom="0.176cm" fo:hyphenation-ladder-count="no-limit"/>
      <style:text-properties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xl47" style:family="paragraph" style:parent-style-name="Standard">
      <style:paragraph-properties fo:margin-top="0.176cm" fo:margin-bottom="0.176cm" fo:hyphenation-ladder-count="no-limit" fo:background-color="#c0c0c0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48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49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0" style:family="paragraph" style:parent-style-name="Standard">
      <style:paragraph-properties fo:margin-top="0.176cm" fo:margin-bottom="0.176cm" fo:text-align="center" style:justify-single-word="false" fo:hyphenation-ladder-count="no-limit" fo:background-color="#c0c0c0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1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-left="0.318cm" fo:padding-right="0cm" fo:padding-top="0cm" fo:padding-bottom="0cm" fo:border-left="0.018cm solid #000000" fo:border-right="none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2" style:family="paragraph" style:parent-style-name="Standard">
      <style:paragraph-properties fo:margin-left="0cm" fo:margin-right="0cm" fo:margin-top="0.176cm" fo:margin-bottom="0.176cm" fo:hyphenation-ladder-count="no-limit" fo:text-indent="0.176cm" style:auto-text-indent="false" fo:padding="0cm" fo:border-left="none" fo:border-right="0.018cm solid #000000" fo:border-top="0.018cm solid #000000" fo:border-bottom="0.018cm solid #000000" style:shadow="none" style:vertical-align="middle"/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3" style:family="paragraph" style:parent-style-name="Standard">
      <style:paragraph-properties fo:margin-top="0.176cm" fo:margin-bottom="0.176cm" fo:hyphenation-ladder-count="no-limit" fo:background-color="#ffffff" fo:padding="0cm" fo:border="0.018cm solid #000000" style:shadow="none" style:vertical-align="middle">
        <style:background-image/>
      </style:paragraph-properties>
      <style:text-properties fo:font-weight="bold" style:font-name-asian="Arial Unicode MS" style:font-weight-asian="bold" style:font-name-complex="Arial" style:font-size-complex="9pt" style:font-style-complex="italic" style:font-weight-complex="bold" fo:hyphenate="false" fo:hyphenation-remain-char-count="0" fo:hyphenation-push-char-count="0"/>
    </style:style>
    <style:style style:name="xl54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5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none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6" style:family="paragraph" style:parent-style-name="Standard">
      <style:paragraph-properties fo:margin-top="0.176cm" fo:margin-bottom="0.176cm" fo:text-align="center" style:justify-single-word="false" fo:hyphenation-ladder-count="no-limit" fo:background-color="#ffffff" fo:padding="0cm" fo:border-left="0.018cm solid #000000" fo:border-right="0.018cm solid #000000" fo:border-top="none" fo:border-bottom="0.018cm solid #000000" style:shadow="none">
        <style:background-image/>
      </style:paragraph-properties>
      <style:text-properties fo:font-style="normal" style:font-name-asian="Arial Unicode MS" style:font-style-asian="normal" style:font-name-complex="Arial" style:font-size-complex="9pt" fo:hyphenate="false" fo:hyphenation-remain-char-count="0" fo:hyphenation-push-char-count="0"/>
    </style:style>
    <style:style style:name="xl57" style:family="paragraph" style:parent-style-name="Standard">
      <style:paragraph-properties fo:margin-top="0.176cm" fo:margin-bottom="0.176cm" fo:hyphenation-ladder-count="no-limit"/>
      <style:text-properties fo:font-style="normal" fo:font-weight="bold" style:font-name-asian="Arial Unicode MS" style:font-style-asian="normal" style:font-weight-asian="bold" style:font-name-complex="Arial" style:font-size-complex="9pt" style:font-weight-complex="bold" fo:hyphenate="false" fo:hyphenation-remain-char-count="0" fo:hyphenation-push-char-count="0"/>
    </style:style>
    <style:style style:name="Fußnotentext" style:family="paragraph" style:parent-style-name="Standard">
      <style:paragraph-properties fo:hyphenation-ladder-count="no-limit"/>
      <style:text-properties fo:font-size="10pt" style:font-size-asian="10pt" fo:hyphenate="false" fo:hyphenation-remain-char-count="0" fo:hyphenation-push-char-count="0"/>
    </style:style>
    <style:style style:name="Sprechblasentext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rmatvorlage_20_Text_20__2b__20_Nach_3a__20__20_1_20_pt" style:display-name="Formatvorlage Text + Nach:  1 pt" style:family="paragraph" style:parent-style-name="Text">
      <style:paragraph-properties fo:margin-top="0cm" fo:margin-bottom="0.035cm" fo:hyphenation-ladder-count="no-limit"/>
      <style:text-properties style:font-name="Arial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Page_20_Number" style:display-name="Page Number" style:family="text" style:parent-style-name="Absatz-Standardschriftart"/>
    <style:style style:name="Footnote_20_Symbol" style:display-name="Footnote Symbol" style:family="text">
      <style:text-properties style:text-position="super 65%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a2" style:family="graphic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margin-top="0cm" fo:margin-bottom="0cm"/>
      <style:text-properties fo:font-size="8pt" fo:font-style="normal" style:font-size-asian="8pt" style:font-style-asian="normal"/>
    </style:style>
    <style:style style:name="MP3" style:family="paragraph" style:parent-style-name="Footer">
      <style:paragraph-properties fo:margin-top="0cm" fo:margin-bottom="0cm"/>
    </style:style>
    <style:style style:name="MP4" style:family="paragraph" style:parent-style-name="Text">
      <style:paragraph-properties fo:margin-top="0.212cm" fo:margin-bottom="0.035cm"/>
    </style:style>
    <style:style style:name="MT1" style:family="text">
      <style:text-properties fo:font-size="8pt" fo:font-style="normal" style:font-size-asian="8pt" style:font-style-asian="normal"/>
    </style:style>
    <style:style style:name="MT2" style:family="text">
      <style:text-properties style:text-position="super 63%" style:font-name="Arial" fo:font-size="8pt" fo:font-style="italic" style:font-size-asian="8pt" style:font-style-asian="italic"/>
    </style:style>
    <style:style style:name="MT3" style:family="text">
      <style:text-properties style:font-name="Arial" fo:font-size="8pt" fo:font-style="italic" style:font-size-asian="8pt" style:font-style-asian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0.84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0.794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>
        <style:header-footer-properties fo:min-height="-0.303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Blatt-Nr. <text:page-number text:select-page="current">2</text:page-number> von <text:page-count>3</text:page-count></text:p>
      </style:header>
      <style:footer>
        <text:p text:style-name="MP2"/>
        <text:p text:style-name="MP3"><text:span text:style-name="Absatz-Standardschriftart"><text:span text:style-name="MT1">VdS 2229 : 2013-06 (08)</text:span></text:span></text:p>
      </style:footer>
    </style:master-page>
    <style:master-page style:name="MP1" style:page-layout-name="Mpm3">
      <style:header>
        <text:p text:style-name="MP1">Blatt-Nr. <text:page-number text:select-page="current">3</text:page-number> von <text:page-count>3</text:page-count></text:p>
      </style:header>
      <style:footer>
        <text:p text:style-name="MP4"><text:span text:style-name="Absatz-Standardschriftart"><text:span text:style-name="MT2">1</text:span></text:span><text:span text:style-name="Absatz-Standardschriftart"><text:span text:style-name="MT3"> <text:s/>Mängel, die eine Brandgefahr darstellen, werden mit „X“ und Mängel, die eine Personengefahr darstellen, mit „O“ gekennzeichnet</text:span></text:span><text:span text:style-name="Absatz-Standardschriftart"><text:span text:style-name="MT3"><text:line-break/></text:span></text:span><text:span text:style-name="Absatz-Standardschriftart"><text:span text:style-name="MT2">2</text:span></text:span><text:span text:style-name="Absatz-Standardschriftart"><text:span text:style-name="MT3"> <text:s/>Mangelnummer und die Nummern für die Betriebsbereiche sind der VdS-Mängelstatistik (VdS 2837) zu entnehmen</text:span></text:span></text:p>
        <text:p text:style-name="MP2"/>
        <text:p text:style-name="MP3"><text:span text:style-name="Absatz-Standardschriftart"><text:span text:style-name="MT1">VdS 2229 : 2013</text:span></text:span><text:span text:style-name="Absatz-Standardschriftart"><text:span text:style-name="MT1">-</text:span></text:span><text:span text:style-name="Absatz-Standardschriftart"><text:span text:style-name="MT1">06 (08</text:span></text:span><text:span text:style-name="Absatz-Standardschriftart"><text:span text:style-name="MT1">)</text:span></text:span></text:p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4$Win32 OpenOffice.org_project/414m5$Build-9788</meta:generator>
    <dc:title>BEFUNDSCHEIN</dc:title>
    <meta:initial-creator>pp1</meta:initial-creator>
    <meta:creation-date>2017-12-12T13:09:00Z</meta:creation-date>
    <dc:date>2017-12-14T20:15:41.70</dc:date>
    <meta:print-date>2017-12-13T10:27:17.49</meta:print-date>
    <meta:editing-cycles>15</meta:editing-cycles>
    <meta:editing-duration>PT33M3S</meta:editing-duration>
    <meta:document-statistic meta:table-count="6" meta:image-count="4" meta:object-count="0" meta:page-count="3" meta:paragraph-count="143" meta:word-count="711" meta:character-count="5620"/>
    <meta:template xlink:type="simple" xlink:actuate="onRequest" xlink:title="" xlink:href="E_Mangel_VdS2229_2013-06.dot"/>
  </office:meta>
</office:document-meta>
</file>